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face style:name="Garamond" svg:font-family="Garamond" style:font-family-generic="roman"/>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Source Sans Pro" fo:font-size="18pt" fo:font-style="italic" fo:font-weight="normal" officeooo:rsid="0021a94c" officeooo:paragraph-rsid="0021a94c" style:font-size-asian="15.75pt" style:font-style-asian="italic" style:font-weight-asian="normal" style:font-size-complex="18pt" style:font-style-complex="italic" style:font-weight-complex="normal"/>
    </style:style>
    <style:style style:name="P2" style:family="paragraph" style:parent-style-name="Footnote">
      <style:paragraph-properties fo:text-align="justify" style:justify-single-word="false"/>
      <style:text-properties style:font-name="Garamond" officeooo:rsid="0025f0cf" officeooo:paragraph-rsid="0025f0cf"/>
    </style:style>
    <style:style style:name="P3" style:family="paragraph" style:parent-style-name="Footnote">
      <style:text-properties style:font-name="Garamond" officeooo:rsid="00348e1d" officeooo:paragraph-rsid="00348e1d"/>
    </style:style>
    <style:style style:name="P4" style:family="paragraph" style:parent-style-name="Footnote">
      <style:paragraph-properties fo:text-align="justify" style:justify-single-word="false"/>
      <style:text-properties style:font-name="Garamond" officeooo:rsid="00371705" officeooo:paragraph-rsid="00371705"/>
    </style:style>
    <style:style style:name="P5" style:family="paragraph" style:parent-style-name="Footnote">
      <style:text-properties style:font-name="Garamond" officeooo:rsid="005d7431" officeooo:paragraph-rsid="005d7431"/>
    </style:style>
    <style:style style:name="P6" style:family="paragraph" style:parent-style-name="Footnote">
      <style:paragraph-properties fo:text-align="justify" style:justify-single-word="false"/>
      <style:text-properties style:font-name="Garamond" officeooo:rsid="0072906c" officeooo:paragraph-rsid="0072906c"/>
    </style:style>
    <style:style style:name="P7" style:family="paragraph" style:parent-style-name="Footnote">
      <style:text-properties style:font-name="Garamond" fo:font-size="10pt" officeooo:rsid="0098d600" officeooo:paragraph-rsid="0098d600" style:font-size-asian="10pt" style:font-size-complex="10pt"/>
    </style:style>
    <style:style style:name="P8" style:family="paragraph" style:parent-style-name="Standard">
      <style:paragraph-properties fo:margin-top="9.999cm" fo:margin-bottom="0cm" loext:contextual-spacing="false" fo:text-align="center" style:justify-single-word="false"/>
      <style:text-properties style:font-name="Helvetica" fo:font-size="18pt" fo:font-style="normal" fo:font-weight="bold" officeooo:rsid="0021a94c" officeooo:paragraph-rsid="0022f4dd" style:font-size-asian="18pt" style:font-style-asian="normal" style:font-weight-asian="bold" style:font-size-complex="18pt" style:font-style-complex="normal" style:font-weight-complex="bold"/>
    </style:style>
    <style:style style:name="P9" style:family="paragraph" style:parent-style-name="Standard">
      <style:paragraph-properties fo:margin-top="0.42cm" fo:margin-bottom="0cm" loext:contextual-spacing="false" fo:line-height="150%" fo:text-align="justify" style:justify-single-word="false"/>
      <style:text-properties style:font-name="Helvetica" fo:font-size="14pt" fo:font-style="normal" fo:font-weight="bold" officeooo:rsid="0022f4dd" officeooo:paragraph-rsid="0022f4dd" style:font-size-asian="14pt" style:font-style-asian="normal" style:font-weight-asian="bold" style:font-size-complex="14pt" style:font-style-complex="normal" style:font-weight-complex="bold"/>
    </style:style>
    <style:style style:name="P10" style:family="paragraph" style:parent-style-name="Standard">
      <style:paragraph-properties fo:margin-top="0.42cm" fo:margin-bottom="0cm" loext:contextual-spacing="false" fo:line-height="150%" fo:text-align="center" style:justify-single-word="false" fo:break-before="page"/>
      <style:text-properties style:font-name="Helvetica" fo:font-size="14pt" fo:font-style="normal" fo:font-weight="bold" officeooo:rsid="0022f4dd" officeooo:paragraph-rsid="0022f4dd" style:font-size-asian="14pt" style:font-style-asian="normal" style:font-weight-asian="bold" style:font-size-complex="14pt" style:font-style-complex="normal" style:font-weight-complex="bold"/>
    </style:style>
    <style:style style:name="P11"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normal" fo:font-weight="bold" officeooo:rsid="0022f4dd" officeooo:paragraph-rsid="0022f4dd" style:font-size-asian="14pt" style:font-style-asian="normal" style:font-weight-asian="bold" style:font-size-complex="14pt" style:font-style-complex="normal" style:font-weight-complex="bold"/>
    </style:style>
    <style:style style:name="P12"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normal" officeooo:rsid="0021a94c" officeooo:paragraph-rsid="0022f4dd" style:font-size-asian="14pt" style:font-style-asian="italic" style:font-weight-asian="normal" style:font-size-complex="14pt" style:font-style-complex="italic" style:font-weight-complex="normal"/>
    </style:style>
    <style:style style:name="P13"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normal" officeooo:rsid="0022f4dd" officeooo:paragraph-rsid="0022f4dd" style:font-size-asian="14pt" style:font-style-asian="italic" style:font-weight-asian="normal" style:font-size-complex="14pt" style:font-style-complex="italic" style:font-weight-complex="normal"/>
    </style:style>
    <style:style style:name="P14"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normal" officeooo:rsid="0022f4dd" officeooo:paragraph-rsid="0043db52" style:font-size-asian="14pt" style:font-style-asian="italic" style:font-weight-asian="normal" style:font-size-complex="14pt" style:font-style-complex="italic" style:font-weight-complex="normal"/>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c5c59"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22f4dd" officeooo:paragraph-rsid="002416cd"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25d537" officeooo:paragraph-rsid="0025d537"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2f70f0" officeooo:paragraph-rsid="00348e1d"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2f70f0" officeooo:paragraph-rsid="003a26b4"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348e1d" officeooo:paragraph-rsid="003ba2af"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348e1d" officeooo:paragraph-rsid="003d71bb"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348e1d" officeooo:paragraph-rsid="003f2d1e"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348e1d" officeooo:paragraph-rsid="004073c7"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348e1d" officeooo:paragraph-rsid="0043db52"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46720f" officeooo:paragraph-rsid="00478a34"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478a34" officeooo:paragraph-rsid="00478a34"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478a34" officeooo:paragraph-rsid="004db9ee"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481b02" officeooo:paragraph-rsid="00481b02" style:font-size-asian="10.5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4db9ee" officeooo:paragraph-rsid="004db9ee" style:font-size-asian="10.5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4eab34" officeooo:paragraph-rsid="004eab34"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58f15e" officeooo:paragraph-rsid="0058f15e"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5a7e89" officeooo:paragraph-rsid="005cd93e"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5bff1b" officeooo:paragraph-rsid="005bff1b"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5bff1b" officeooo:paragraph-rsid="0063b458"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5cd93e" officeooo:paragraph-rsid="005cd93e"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6b3598" officeooo:paragraph-rsid="007c8dfd"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6d691e" officeooo:paragraph-rsid="006d691e"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705092" officeooo:paragraph-rsid="00748886"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705092" officeooo:paragraph-rsid="007b352f"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7a5a8d" officeooo:paragraph-rsid="007a5a8d"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7c8dfd" officeooo:paragraph-rsid="007c8dfd"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7cb3cb" officeooo:paragraph-rsid="007cb3cb"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81174a" officeooo:paragraph-rsid="0081174a"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81174a" officeooo:paragraph-rsid="00863760" style:font-size-asian="10.5pt" style:font-style-asian="normal" style:font-weight-asian="normal" style:font-size-complex="12pt" style:font-style-complex="normal" style:font-weight-complex="normal"/>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81174a" officeooo:paragraph-rsid="0087a7c4"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81174a" officeooo:paragraph-rsid="008a0db3" style:font-size-asian="10.5pt" style:font-style-asian="normal" style:font-weight-asian="normal" style:font-size-complex="12pt" style:font-style-complex="normal" style:font-weight-complex="normal"/>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81174a" officeooo:paragraph-rsid="008d245d" style:font-size-asian="10.5pt" style:font-style-asian="normal" style:font-weight-asian="normal" style:font-size-complex="12pt" style:font-style-complex="normal" style:font-weight-complex="normal"/>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87a7c4" officeooo:paragraph-rsid="0087a7c4"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7b4fda" officeooo:paragraph-rsid="0095ab13"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7b4fda" officeooo:paragraph-rsid="009704ba"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91ca2c" officeooo:paragraph-rsid="009704ba"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officeooo:paragraph-rsid="0024bc81"/>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officeooo:paragraph-rsid="0025f0cf"/>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officeooo:paragraph-rsid="002c5c59"/>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officeooo:paragraph-rsid="0043db52"/>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officeooo:paragraph-rsid="0028c8c7"/>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officeooo:paragraph-rsid="00646097"/>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officeooo:paragraph-rsid="007eaed9"/>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officeooo:paragraph-rsid="00802c03"/>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officeooo:paragraph-rsid="008b60f1"/>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officeooo:paragraph-rsid="008e6a4d"/>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officeooo:rsid="00802c03" officeooo:paragraph-rsid="00802c03"/>
    </style:style>
    <style:style style:name="P63" style:family="paragraph" style:parent-style-name="Standard">
      <style:paragraph-properties fo:margin-left="0cm" fo:margin-right="0cm" fo:margin-top="0.42cm" fo:margin-bottom="0.42cm" loext:contextual-spacing="false" fo:line-height="150%" fo:text-align="center" style:justify-single-word="false" fo:text-indent="1.27cm" style:auto-text-indent="true"/>
      <style:text-properties style:font-name="Garamond" fo:font-size="12pt" fo:font-style="normal" fo:font-weight="normal" officeooo:rsid="0041ea62" officeooo:paragraph-rsid="0041ea62" style:font-size-asian="10.5pt" style:font-style-asian="normal" style:font-weight-asian="normal" style:font-size-complex="12pt" style:font-style-complex="normal" style:font-weight-complex="normal"/>
    </style:style>
    <style:style style:name="P64" style:family="paragraph" style:parent-style-name="Standard">
      <style:paragraph-properties fo:margin-left="0cm" fo:margin-right="0cm" fo:margin-top="0.42cm" fo:margin-bottom="0.42cm" loext:contextual-spacing="false" fo:line-height="150%" fo:text-align="center" style:justify-single-word="false" fo:text-indent="1.27cm" style:auto-text-indent="true"/>
      <style:text-properties style:font-name="Garamond" fo:font-size="12pt" fo:font-style="normal" fo:font-weight="normal" officeooo:rsid="0041ea62" officeooo:paragraph-rsid="00478a34" style:font-size-asian="10.5pt" style:font-style-asian="normal" style:font-weight-asian="normal" style:font-size-complex="12pt" style:font-style-complex="normal" style:font-weight-complex="normal"/>
    </style:style>
    <style:style style:name="P65"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style:font-name="Garamond" fo:font-size="12pt" fo:font-style="italic" fo:font-weight="normal" officeooo:rsid="00314a03" officeooo:paragraph-rsid="00314a03" style:font-size-asian="10.5pt" style:font-style-asian="italic" style:font-weight-asian="normal" style:font-size-complex="12pt" style:font-style-complex="italic" style:font-weight-complex="normal"/>
    </style:style>
    <style:style style:name="P66"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style:font-name="Garamond" fo:font-size="12pt" fo:font-style="italic" fo:font-weight="normal" officeooo:rsid="00314a03" officeooo:paragraph-rsid="00314a03" style:font-size-asian="10.5pt" style:font-style-asian="italic" style:font-weight-asian="normal" style:font-size-complex="12pt" style:font-style-complex="italic" style:font-weight-complex="normal"/>
    </style:style>
    <style:style style:name="P67"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style:font-name="Garamond" fo:font-size="12pt" fo:font-style="italic" fo:font-weight="normal" officeooo:rsid="0058f15e" officeooo:paragraph-rsid="0058f15e" style:font-size-asian="10.5pt" style:font-style-asian="italic" style:font-weight-asian="normal" style:font-size-complex="12pt" style:font-style-complex="italic" style:font-weight-complex="normal"/>
    </style:style>
    <style:style style:name="P68"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style:font-name="Garamond" fo:font-size="12pt" fo:font-style="italic" fo:font-weight="normal" officeooo:rsid="0058f15e" officeooo:paragraph-rsid="0063d07e" style:font-size-asian="10.5pt" style:font-style-asian="italic" style:font-weight-asian="normal" style:font-size-complex="12pt" style:font-style-complex="italic" style:font-weight-complex="normal"/>
    </style:style>
    <style:style style:name="P69"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style:font-name="Garamond" fo:font-size="12pt" fo:font-style="italic" fo:font-weight="normal" officeooo:rsid="0058f15e" officeooo:paragraph-rsid="006c7c48" style:font-size-asian="10.5pt" style:font-style-asian="italic" style:font-weight-asian="normal" style:font-size-complex="12pt" style:font-style-complex="italic" style:font-weight-complex="normal"/>
    </style:style>
    <style:style style:name="P70"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style:font-name="Garamond" fo:font-size="12pt" fo:font-style="italic" fo:font-weight="normal" officeooo:rsid="0058f15e" officeooo:paragraph-rsid="00705092" style:font-size-asian="10.5pt" style:font-style-asian="italic" style:font-weight-asian="normal" style:font-size-complex="12pt" style:font-style-complex="italic" style:font-weight-complex="normal"/>
    </style:style>
    <style:style style:name="P71"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style:font-name="Garamond" fo:font-size="12pt" fo:font-style="italic" fo:font-weight="normal" officeooo:rsid="0058f15e" officeooo:paragraph-rsid="0081174a" style:font-size-asian="10.5pt" style:font-style-asian="italic" style:font-weight-asian="normal" style:font-size-complex="12pt" style:font-style-complex="italic" style:font-weight-complex="normal"/>
    </style:style>
    <style:style style:name="P72"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style:font-name="Garamond" fo:font-size="12pt" fo:font-style="italic" fo:font-weight="normal" officeooo:rsid="0058f15e" officeooo:paragraph-rsid="008d245d" style:font-size-asian="10.5pt" style:font-style-asian="italic" style:font-weight-asian="normal" style:font-size-complex="12pt" style:font-style-complex="italic" style:font-weight-complex="normal"/>
    </style:style>
    <style:style style:name="P73"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style:font-name="Garamond" fo:font-size="12pt" fo:font-style="italic" fo:font-weight="normal" officeooo:rsid="0058f15e" officeooo:paragraph-rsid="0058f15e" style:font-size-asian="10.5pt" style:font-style-asian="italic" style:font-weight-asian="normal" style:font-size-complex="12pt" style:font-style-complex="italic" style:font-weight-complex="normal"/>
    </style:style>
    <style:style style:name="P74"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style:font-name="Garamond" fo:font-size="12pt" fo:font-style="italic" fo:font-weight="normal" officeooo:rsid="0058f15e" officeooo:paragraph-rsid="005a7e89" style:font-size-asian="10.5pt" style:font-style-asian="italic" style:font-weight-asian="normal" style:font-size-complex="12pt" style:font-style-complex="italic" style:font-weight-complex="normal"/>
    </style:style>
    <style:style style:name="P75"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style:font-name="Garamond" fo:font-size="12pt" fo:font-style="italic" fo:font-weight="normal" officeooo:rsid="0058f15e" officeooo:paragraph-rsid="0081174a" style:font-size-asian="10.5pt" style:font-style-asian="italic" style:font-weight-asian="normal" style:font-size-complex="12pt" style:font-style-complex="italic" style:font-weight-complex="normal"/>
    </style:style>
    <style:style style:name="P76"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style:font-name="Garamond" fo:font-size="12pt" fo:font-style="italic" fo:font-weight="normal" officeooo:rsid="00481b02" officeooo:paragraph-rsid="00481b02" style:font-size-asian="10.5pt" style:font-style-asian="italic" style:font-weight-asian="normal" style:font-size-complex="12pt" style:font-style-complex="italic" style:font-weight-complex="normal"/>
    </style:style>
    <style:style style:name="P77"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style:font-name="Garamond" fo:font-size="12pt" fo:font-style="italic" fo:font-weight="normal" officeooo:rsid="005cd93e" officeooo:paragraph-rsid="005cd93e" style:font-size-asian="10.5pt" style:font-style-asian="italic" style:font-weight-asian="normal" style:font-size-complex="12pt" style:font-style-complex="italic" style:font-weight-complex="normal"/>
    </style:style>
    <style:style style:name="P78"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style:font-name="Garamond" fo:font-size="12pt" fo:font-style="italic" fo:font-weight="normal" officeooo:rsid="005bff1b" officeooo:paragraph-rsid="005bff1b" style:font-size-asian="10.5pt" style:font-style-asian="italic" style:font-weight-asian="normal" style:font-size-complex="12pt" style:font-style-complex="italic" style:font-weight-complex="normal"/>
    </style:style>
    <style:style style:name="P79"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style:font-name="Garamond" fo:font-size="12pt" fo:font-style="italic" fo:font-weight="normal" officeooo:rsid="0063d07e" officeooo:paragraph-rsid="0063d07e" style:font-size-asian="10.5pt" style:font-style-asian="italic" style:font-weight-asian="normal" style:font-size-complex="12pt" style:font-style-complex="italic" style:font-weight-complex="normal"/>
    </style:style>
    <style:style style:name="P80"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style:font-name="Garamond" fo:font-size="12pt" fo:font-style="italic" fo:font-weight="normal" officeooo:rsid="006b3598" officeooo:paragraph-rsid="006c7c48" style:font-size-asian="10.5pt" style:font-style-asian="italic" style:font-weight-asian="normal" style:font-size-complex="12pt" style:font-style-complex="italic" style:font-weight-complex="normal"/>
    </style:style>
    <style:style style:name="P81"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style:font-name="Garamond" fo:font-size="12pt" fo:font-style="italic" fo:font-weight="normal" officeooo:rsid="006b3598" officeooo:paragraph-rsid="00705092" style:font-size-asian="10.5pt" style:font-style-asian="italic" style:font-weight-asian="normal" style:font-size-complex="12pt" style:font-style-complex="italic" style:font-weight-complex="normal"/>
    </style:style>
    <style:style style:name="P82"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style:font-name="Garamond" fo:font-size="12pt" fo:font-style="italic" fo:font-weight="normal" officeooo:rsid="006c7c48" officeooo:paragraph-rsid="006c7c48" style:font-size-asian="10.5pt" style:font-style-asian="italic" style:font-weight-asian="normal" style:font-size-complex="12pt" style:font-style-complex="italic" style:font-weight-complex="normal"/>
    </style:style>
    <style:style style:name="P83"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style:font-name="Garamond" fo:font-size="12pt" fo:font-style="italic" fo:font-weight="normal" officeooo:rsid="00705092" officeooo:paragraph-rsid="00705092" style:font-size-asian="10.5pt" style:font-style-asian="italic" style:font-weight-asian="normal" style:font-size-complex="12pt" style:font-style-complex="italic" style:font-weight-complex="normal"/>
    </style:style>
    <style:style style:name="P84"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style:font-name="Garamond" fo:font-size="12pt" fo:font-style="normal" fo:font-weight="normal" officeooo:rsid="005cd93e" officeooo:paragraph-rsid="005cd93e" style:font-size-asian="10.5pt" style:font-style-asian="normal" style:font-weight-asian="normal" style:font-size-complex="12pt" style:font-style-complex="normal" style:font-weight-complex="normal"/>
    </style:style>
    <style:style style:name="P85"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fo:font-style="normal" officeooo:rsid="00481b02" officeooo:paragraph-rsid="00481b02" style:font-style-asian="normal" style:font-style-complex="normal"/>
    </style:style>
    <style:style style:name="P86"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fo:font-style="normal" officeooo:rsid="00481b02" officeooo:paragraph-rsid="00481b02" style:font-style-asian="normal" style:font-style-complex="normal"/>
    </style:style>
    <style:style style:name="P87"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officeooo:rsid="00481b02" officeooo:paragraph-rsid="00481b02"/>
    </style:style>
    <style:style style:name="P88"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officeooo:rsid="00481b02" officeooo:paragraph-rsid="00481b02"/>
    </style:style>
    <style:style style:name="P89"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officeooo:paragraph-rsid="005a7e89"/>
    </style:style>
    <style:style style:name="P90"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officeooo:paragraph-rsid="005bff1b"/>
    </style:style>
    <style:style style:name="P91"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officeooo:paragraph-rsid="008d245d"/>
    </style:style>
    <style:style style:name="P92"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officeooo:paragraph-rsid="008d245d"/>
    </style:style>
    <style:style style:name="P93" style:family="paragraph" style:parent-style-name="Footnote">
      <style:paragraph-properties fo:text-align="justify" style:justify-single-word="false"/>
      <style:text-properties officeooo:paragraph-rsid="009fb97a"/>
    </style:style>
    <style:style style:name="P94" style:family="paragraph" style:parent-style-name="Standard" style:list-style-name="L1">
      <style:paragraph-properties fo:margin-top="0cm" fo:margin-bottom="0cm" loext:contextual-spacing="false" fo:line-height="150%" fo:text-align="justify" style:justify-single-word="false"/>
      <style:text-properties style:font-name="Garamond" fo:font-size="12pt" fo:font-style="normal" fo:font-weight="normal" officeooo:rsid="0024bc81" officeooo:paragraph-rsid="0024bc81"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margin-top="0cm" fo:margin-bottom="0cm" loext:contextual-spacing="false" fo:line-height="150%" fo:text-align="justify" style:justify-single-word="false"/>
      <style:text-properties style:font-name="Garamond" fo:font-size="12pt" fo:font-style="normal" fo:font-weight="normal" officeooo:rsid="007a5a8d" officeooo:paragraph-rsid="007a5a8d" style:font-size-asian="10.5pt" style:font-style-asian="normal" style:font-weight-asian="normal" style:font-size-complex="12pt" style:font-style-complex="normal" style:font-weight-complex="normal"/>
    </style:style>
    <style:style style:name="P96" style:family="paragraph" style:parent-style-name="Standard" style:list-style-name="L3">
      <style:paragraph-properties fo:margin-top="0cm" fo:margin-bottom="0cm" loext:contextual-spacing="false" fo:line-height="150%" fo:text-align="justify" style:justify-single-word="false"/>
      <style:text-properties style:font-name="Garamond" fo:font-size="12pt" fo:font-style="normal" fo:font-weight="normal" officeooo:rsid="00802c03" officeooo:paragraph-rsid="00802c03" style:font-size-asian="10.5pt" style:font-style-asian="normal" style:font-weight-asian="normal" style:font-size-complex="12pt" style:font-style-complex="normal" style:font-weight-complex="normal"/>
    </style:style>
    <style:style style:name="P97" style:family="paragraph" style:parent-style-name="Standard" style:list-style-name="L5">
      <style:paragraph-properties fo:margin-top="0cm" fo:margin-bottom="0cm" loext:contextual-spacing="false" fo:line-height="150%" fo:text-align="justify" style:justify-single-word="false"/>
      <style:text-properties style:font-name="Garamond" fo:font-size="12pt" fo:font-style="normal" fo:font-weight="normal" officeooo:rsid="004eab34" officeooo:paragraph-rsid="004eab34" style:font-size-asian="10.5pt" style:font-style-asian="normal" style:font-weight-asian="normal" style:font-size-complex="12pt" style:font-style-complex="normal" style:font-weight-complex="normal"/>
    </style:style>
    <style:style style:name="P98" style:family="paragraph" style:parent-style-name="Standard" style:list-style-name="L5">
      <style:paragraph-properties fo:margin-top="0cm" fo:margin-bottom="0cm" loext:contextual-spacing="false" fo:line-height="150%" fo:text-align="justify" style:justify-single-word="false"/>
      <style:text-properties style:font-name="Garamond" fo:font-size="12pt" fo:font-style="normal" fo:font-weight="normal" officeooo:rsid="0053c52b" officeooo:paragraph-rsid="0053c52b" style:font-size-asian="10.5pt" style:font-style-asian="normal" style:font-weight-asian="normal" style:font-size-complex="12pt" style:font-style-complex="normal" style:font-weight-complex="normal"/>
    </style:style>
    <style:style style:name="P99" style:family="paragraph" style:parent-style-name="Standard" style:list-style-name="L5">
      <style:paragraph-properties fo:margin-top="0cm" fo:margin-bottom="0cm" loext:contextual-spacing="false" fo:line-height="150%" fo:text-align="justify" style:justify-single-word="false"/>
      <style:text-properties style:font-name="Garamond" fo:font-size="12pt" fo:font-style="normal" fo:font-weight="normal" officeooo:rsid="0062130c" officeooo:paragraph-rsid="00c5a6b4" style:font-size-asian="10.5pt" style:font-style-asian="normal" style:font-weight-asian="normal" style:font-size-complex="12pt" style:font-style-complex="normal" style:font-weight-complex="normal"/>
    </style:style>
    <style:style style:name="P100" style:family="paragraph" style:parent-style-name="Standard" style:list-style-name="L6">
      <loext:graphic-properties draw:fill="none" draw:fill-color="#dddddd"/>
      <style:paragraph-properties fo:margin-top="0cm" fo:margin-bottom="0cm" loext:contextual-spacing="false" fo:line-height="150%" fo:text-align="justify" style:justify-single-word="false" fo:background-color="transparent"/>
      <style:text-properties style:font-name="Garamond" fo:font-size="12pt" fo:font-style="normal" fo:font-weight="normal" officeooo:rsid="00b334a7" officeooo:paragraph-rsid="00b334a7" style:font-size-asian="10.5pt" style:font-style-asian="normal" style:font-weight-asian="normal" style:font-size-complex="12pt" style:font-style-complex="normal" style:font-weight-complex="normal"/>
    </style:style>
    <style:style style:name="P101" style:family="paragraph" style:parent-style-name="Standard" style:list-style-name="L8">
      <loext:graphic-properties draw:fill="none" draw:fill-color="#dddddd"/>
      <style:paragraph-properties fo:margin-top="0cm" fo:margin-bottom="0cm" loext:contextual-spacing="false" fo:line-height="150%" fo:text-align="justify" style:justify-single-word="false" fo:background-color="transparent"/>
      <style:text-properties style:font-name="Garamond" fo:font-size="12pt" fo:font-style="normal" fo:font-weight="normal" officeooo:rsid="00b5cc9e" officeooo:paragraph-rsid="00b5cc9e" style:font-size-asian="10.5pt" style:font-style-asian="normal" style:font-weight-asian="normal" style:font-size-complex="12pt" style:font-style-complex="normal" style:font-weight-complex="normal"/>
    </style:style>
    <style:style style:name="P102" style:family="paragraph" style:parent-style-name="Standard" style:list-style-name="L10">
      <loext:graphic-properties draw:fill="none" draw:fill-color="#dddddd"/>
      <style:paragraph-properties fo:margin-top="0cm" fo:margin-bottom="0cm" loext:contextual-spacing="false" fo:line-height="150%" fo:text-align="justify" style:justify-single-word="false" fo:background-color="transparent"/>
      <style:text-properties style:font-name="Garamond" fo:font-size="12pt" fo:font-style="normal" fo:font-weight="normal" officeooo:rsid="00c0d87b" officeooo:paragraph-rsid="00c0d87b" style:font-size-asian="10.5pt" style:font-style-asian="normal" style:font-weight-asian="normal" style:font-size-complex="12pt" style:font-style-complex="normal" style:font-weight-complex="normal"/>
    </style:style>
    <style:style style:name="P103" style:family="paragraph" style:parent-style-name="Standard" style:list-style-name="L10">
      <loext:graphic-properties draw:fill="none" draw:fill-color="#dddddd"/>
      <style:paragraph-properties fo:margin-top="0cm" fo:margin-bottom="0cm" loext:contextual-spacing="false" fo:line-height="150%" fo:text-align="justify" style:justify-single-word="false" fo:background-color="transparent"/>
      <style:text-properties style:font-name="Garamond" fo:font-size="12pt" fo:font-style="normal" fo:font-weight="normal" officeooo:rsid="00c48d72" officeooo:paragraph-rsid="00c48d72" style:font-size-asian="10.5pt" style:font-style-asian="normal" style:font-weight-asian="normal" style:font-size-complex="12pt" style:font-style-complex="normal" style:font-weight-complex="normal"/>
    </style:style>
    <style:style style:name="P104" style:family="paragraph" style:parent-style-name="Standard" style:list-style-name="L4">
      <loext:graphic-properties draw:fill="none" draw:fill-color="#dddddd"/>
      <style:paragraph-properties fo:margin-top="0cm" fo:margin-bottom="0cm" loext:contextual-spacing="false" fo:line-height="150%" fo:text-align="justify" style:justify-single-word="false" fo:background-color="transparent"/>
      <style:text-properties style:font-name="Garamond" fo:font-size="12pt" fo:font-style="italic" fo:font-weight="normal" officeooo:rsid="0091ca2c" officeooo:paragraph-rsid="009704ba" style:font-size-asian="10.5pt" style:font-style-asian="italic" style:font-weight-asian="normal" style:font-size-complex="12pt" style:font-style-complex="italic" style:font-weight-complex="normal"/>
    </style:style>
    <style:style style:name="P105" style:family="paragraph" style:parent-style-name="Standard" style:list-style-name="L4">
      <loext:graphic-properties draw:fill="none" draw:fill-color="#dddddd"/>
      <style:paragraph-properties fo:margin-top="0cm" fo:margin-bottom="0cm" loext:contextual-spacing="false" fo:line-height="150%" fo:text-align="justify" style:justify-single-word="false" fo:background-color="transparent"/>
      <style:text-properties style:font-name="Garamond" fo:font-size="12pt" fo:font-style="italic" fo:font-weight="normal" officeooo:rsid="0092e21d" officeooo:paragraph-rsid="009704ba" style:font-size-asian="10.5pt" style:font-style-asian="italic" style:font-weight-asian="normal" style:font-size-complex="12pt" style:font-style-complex="italic" style:font-weight-complex="normal"/>
    </style:style>
    <style:style style:name="P106" style:family="paragraph" style:parent-style-name="Standard" style:list-style-name="L4">
      <loext:graphic-properties draw:fill="none" draw:fill-color="#dddddd"/>
      <style:paragraph-properties fo:margin-top="0cm" fo:margin-bottom="0cm" loext:contextual-spacing="false" fo:line-height="150%" fo:text-align="justify" style:justify-single-word="false" fo:background-color="transparent"/>
      <style:text-properties style:font-name="Garamond" fo:font-size="12pt" fo:font-style="italic" fo:font-weight="normal" officeooo:rsid="0094c5a1" officeooo:paragraph-rsid="009704ba" style:font-size-asian="10.5pt" style:font-style-asian="italic" style:font-weight-asian="normal" style:font-size-complex="12pt" style:font-style-complex="italic" style:font-weight-complex="normal"/>
    </style:style>
    <style:style style:name="P107" style:family="paragraph" style:parent-style-name="Standard" style:list-style-name="L1">
      <style:paragraph-properties fo:margin-top="0cm" fo:margin-bottom="0cm" loext:contextual-spacing="false" fo:line-height="150%" fo:text-align="justify" style:justify-single-word="false"/>
      <style:text-properties officeooo:paragraph-rsid="0024bc81"/>
    </style:style>
    <style:style style:name="P108" style:family="paragraph" style:parent-style-name="Standard" style:list-style-name="L4">
      <loext:graphic-properties draw:fill="none" draw:fill-color="#dddddd"/>
      <style:paragraph-properties fo:margin-top="0cm" fo:margin-bottom="0cm" loext:contextual-spacing="false" fo:line-height="150%" fo:text-align="justify" style:justify-single-word="false" fo:background-color="transparent"/>
      <style:text-properties officeooo:paragraph-rsid="009704ba"/>
    </style:style>
    <style:style style:name="P109" style:family="paragraph" style:parent-style-name="Standard" style:list-style-name="L5">
      <style:paragraph-properties fo:margin-top="0cm" fo:margin-bottom="0cm" loext:contextual-spacing="false" fo:line-height="150%" fo:text-align="justify" style:justify-single-word="false"/>
      <style:text-properties officeooo:paragraph-rsid="004eab34"/>
    </style:style>
    <style:style style:name="P110" style:family="paragraph" style:parent-style-name="Standard" style:list-style-name="L7">
      <loext:graphic-properties draw:fill="none" draw:fill-color="#dddddd"/>
      <style:paragraph-properties fo:margin-top="0cm" fo:margin-bottom="0cm" loext:contextual-spacing="false" fo:line-height="150%" fo:text-align="justify" style:justify-single-word="false" fo:background-color="transparent"/>
      <style:text-properties officeooo:paragraph-rsid="00b3dec6"/>
    </style:style>
    <style:style style:name="P111" style:family="paragraph" style:parent-style-name="Standard" style:list-style-name="L6">
      <loext:graphic-properties draw:fill="none" draw:fill-color="#dddddd"/>
      <style:paragraph-properties fo:margin-top="0cm" fo:margin-bottom="0cm" loext:contextual-spacing="false" fo:line-height="150%" fo:text-align="justify" style:justify-single-word="false" fo:background-color="transparent"/>
      <style:text-properties officeooo:paragraph-rsid="00b2b88b"/>
    </style:style>
    <style:style style:name="P112" style:family="paragraph" style:parent-style-name="Standard" style:list-style-name="L6">
      <loext:graphic-properties draw:fill="none" draw:fill-color="#dddddd"/>
      <style:paragraph-properties fo:margin-top="0cm" fo:margin-bottom="0cm" loext:contextual-spacing="false" fo:line-height="150%" fo:text-align="justify" style:justify-single-word="false" fo:background-color="transparent"/>
      <style:text-properties officeooo:paragraph-rsid="00b5cc9e"/>
    </style:style>
    <style:style style:name="P113" style:family="paragraph" style:parent-style-name="Standard" style:list-style-name="L8">
      <loext:graphic-properties draw:fill="none" draw:fill-color="#dddddd"/>
      <style:paragraph-properties fo:margin-top="0cm" fo:margin-bottom="0cm" loext:contextual-spacing="false" fo:line-height="150%" fo:text-align="justify" style:justify-single-word="false" fo:background-color="transparent"/>
      <style:text-properties officeooo:paragraph-rsid="00b5cc9e"/>
    </style:style>
    <style:style style:name="P114" style:family="paragraph" style:parent-style-name="Standard" style:list-style-name="L4">
      <loext:graphic-properties draw:fill="none" draw:fill-color="#dddddd"/>
      <style:paragraph-properties fo:margin-top="0cm" fo:margin-bottom="0cm" loext:contextual-spacing="false" fo:line-height="150%" fo:text-align="justify" style:justify-single-word="false" fo:background-color="transparent"/>
      <style:text-properties officeooo:rsid="0091ca2c" officeooo:paragraph-rsid="009704ba"/>
    </style:style>
    <style:style style:name="P115" style:family="paragraph" style:parent-style-name="Standard" style:list-style-name="L7">
      <loext:graphic-properties draw:fill="none" draw:fill-color="#dddddd"/>
      <style:paragraph-properties fo:margin-top="0cm" fo:margin-bottom="0cm" loext:contextual-spacing="false" fo:line-height="150%" fo:text-align="justify" style:justify-single-word="false" fo:background-color="transparent"/>
      <style:text-properties officeooo:rsid="00b3dec6" officeooo:paragraph-rsid="00b3dec6"/>
    </style:style>
    <style:style style:name="P116" style:family="paragraph" style:parent-style-name="Standard" style:list-style-name="L9">
      <loext:graphic-properties draw:fill="none" draw:fill-color="#dddddd"/>
      <style:paragraph-properties fo:margin-top="0cm" fo:margin-bottom="0cm" loext:contextual-spacing="false" fo:line-height="150%" fo:text-align="justify" style:justify-single-word="false" fo:background-color="transparent"/>
      <style:text-properties officeooo:rsid="00b5cc9e" officeooo:paragraph-rsid="00b5cc9e"/>
    </style:style>
    <style:style style:name="P117" style:family="paragraph" style:parent-style-name="Standard" style:list-style-name="L9">
      <loext:graphic-properties draw:fill="none" draw:fill-color="#dddddd"/>
      <style:paragraph-properties fo:margin-top="0cm" fo:margin-bottom="0cm" loext:contextual-spacing="false" fo:line-height="150%" fo:text-align="justify" style:justify-single-word="false" fo:background-color="transparent"/>
      <style:text-properties officeooo:rsid="00b5cc9e" officeooo:paragraph-rsid="00b6552a"/>
    </style:style>
    <style:style style:name="P118" style:family="paragraph" style:parent-style-name="Standard">
      <loext:graphic-properties draw:fill="none" draw:fill-color="#dddddd"/>
      <style:paragraph-properties fo:margin-left="0cm" fo:margin-right="0cm" fo:margin-top="0cm" fo:margin-bottom="0cm" loext:contextual-spacing="false" fo:line-height="150%" fo:text-align="justify" style:justify-single-word="false" fo:text-indent="1.27cm" style:auto-text-indent="true" fo:background-color="transparent"/>
      <style:text-properties officeooo:paragraph-rsid="009ce557"/>
    </style:style>
    <style:style style:name="P119" style:family="paragraph" style:parent-style-name="Standard">
      <loext:graphic-properties draw:fill="none" draw:fill-color="#dddddd"/>
      <style:paragraph-properties fo:margin-left="0cm" fo:margin-right="0cm" fo:margin-top="0cm" fo:margin-bottom="0cm" loext:contextual-spacing="false" fo:line-height="150%" fo:text-align="justify" style:justify-single-word="false" fo:text-indent="1.27cm" style:auto-text-indent="true" fo:background-color="transparent"/>
      <style:text-properties officeooo:paragraph-rsid="00aa57b5"/>
    </style:style>
    <style:style style:name="P120" style:family="paragraph" style:parent-style-name="Standard">
      <loext:graphic-properties draw:fill="none" draw:fill-color="#dddddd"/>
      <style:paragraph-properties fo:margin-left="0cm" fo:margin-right="0cm" fo:margin-top="0cm" fo:margin-bottom="0cm" loext:contextual-spacing="false" fo:line-height="150%" fo:text-align="justify" style:justify-single-word="false" fo:text-indent="1.27cm" style:auto-text-indent="true" fo:background-color="transparent"/>
      <style:text-properties officeooo:paragraph-rsid="00b01a57"/>
    </style:style>
    <style:style style:name="P121" style:family="paragraph" style:parent-style-name="Standard">
      <loext:graphic-properties draw:fill="none" draw:fill-color="#dddddd"/>
      <style:paragraph-properties fo:margin-left="0cm" fo:margin-right="0cm" fo:margin-top="0cm" fo:margin-bottom="0cm" loext:contextual-spacing="false" fo:line-height="150%" fo:text-align="justify" style:justify-single-word="false" fo:text-indent="1.27cm" style:auto-text-indent="true" fo:background-color="transparent"/>
      <style:text-properties officeooo:paragraph-rsid="00b2b88b"/>
    </style:style>
    <style:style style:name="P122" style:family="paragraph" style:parent-style-name="Standard">
      <loext:graphic-properties draw:fill="none" draw:fill-color="#dddddd"/>
      <style:paragraph-properties fo:margin-left="0cm" fo:margin-right="0cm" fo:margin-top="0cm" fo:margin-bottom="0cm" loext:contextual-spacing="false" fo:line-height="150%" fo:text-align="justify" style:justify-single-word="false" fo:text-indent="1.27cm" style:auto-text-indent="true" fo:background-color="transparent"/>
      <style:text-properties style:font-name="Garamond" fo:font-size="12pt" fo:font-style="normal" fo:font-weight="normal" officeooo:rsid="0098d600" officeooo:paragraph-rsid="0098d600" style:font-size-asian="10.5pt" style:font-style-asian="normal" style:font-weight-asian="normal" style:font-size-complex="12pt" style:font-style-complex="normal" style:font-weight-complex="normal"/>
    </style:style>
    <style:style style:name="P123" style:family="paragraph" style:parent-style-name="Standard">
      <loext:graphic-properties draw:fill="none" draw:fill-color="#dddddd"/>
      <style:paragraph-properties fo:margin-left="0cm" fo:margin-right="0cm" fo:margin-top="0cm" fo:margin-bottom="0cm" loext:contextual-spacing="false" fo:line-height="150%" fo:text-align="justify" style:justify-single-word="false" fo:text-indent="1.27cm" style:auto-text-indent="true" fo:background-color="transparent"/>
      <style:text-properties style:font-name="Garamond" fo:font-size="12pt" fo:font-style="normal" fo:font-weight="normal" officeooo:rsid="0098d600" officeooo:paragraph-rsid="00a89ad3" style:font-size-asian="10.5pt" style:font-style-asian="normal" style:font-weight-asian="normal" style:font-size-complex="12pt" style:font-style-complex="normal" style:font-weight-complex="normal"/>
    </style:style>
    <style:style style:name="P124" style:family="paragraph" style:parent-style-name="Standard">
      <loext:graphic-properties draw:fill="none" draw:fill-color="#dddddd"/>
      <style:paragraph-properties fo:margin-left="0cm" fo:margin-right="0cm" fo:margin-top="0cm" fo:margin-bottom="0cm" loext:contextual-spacing="false" fo:line-height="150%" fo:text-align="justify" style:justify-single-word="false" fo:text-indent="1.27cm" style:auto-text-indent="true" fo:background-color="transparent"/>
      <style:text-properties style:font-name="Garamond" fo:font-size="12pt" fo:font-style="normal" fo:font-weight="normal" officeooo:rsid="0098d600" officeooo:paragraph-rsid="00ae1d8e" style:font-size-asian="10.5pt" style:font-style-asian="normal" style:font-weight-asian="normal" style:font-size-complex="12pt" style:font-style-complex="normal" style:font-weight-complex="normal"/>
    </style:style>
    <style:style style:name="P125" style:family="paragraph" style:parent-style-name="Standard">
      <loext:graphic-properties draw:fill="none" draw:fill-color="#dddddd"/>
      <style:paragraph-properties fo:margin-left="0cm" fo:margin-right="0cm" fo:margin-top="0cm" fo:margin-bottom="0cm" loext:contextual-spacing="false" fo:line-height="150%" fo:text-align="justify" style:justify-single-word="false" fo:text-indent="1.27cm" style:auto-text-indent="true" fo:background-color="transparent"/>
      <style:text-properties style:font-name="Garamond" fo:font-size="12pt" fo:font-style="normal" fo:font-weight="normal" officeooo:rsid="0098d600" officeooo:paragraph-rsid="00b2b88b" style:font-size-asian="10.5pt" style:font-style-asian="normal" style:font-weight-asian="normal" style:font-size-complex="12pt" style:font-style-complex="normal" style:font-weight-complex="normal"/>
    </style:style>
    <style:style style:name="P126" style:family="paragraph" style:parent-style-name="Standard">
      <loext:graphic-properties draw:fill="none" draw:fill-color="#dddddd"/>
      <style:paragraph-properties fo:margin-left="0cm" fo:margin-right="0cm" fo:margin-top="0cm" fo:margin-bottom="0cm" loext:contextual-spacing="false" fo:line-height="150%" fo:text-align="justify" style:justify-single-word="false" fo:text-indent="1.27cm" style:auto-text-indent="true" fo:background-color="transparent"/>
      <style:text-properties style:font-name="Garamond" fo:font-size="12pt" fo:font-style="normal" fo:font-weight="normal" officeooo:rsid="00b01a57" officeooo:paragraph-rsid="00b96d11" style:font-size-asian="10.5pt" style:font-style-asian="normal" style:font-weight-asian="normal" style:font-size-complex="12pt" style:font-style-complex="normal" style:font-weight-complex="normal"/>
    </style:style>
    <style:style style:name="P127" style:family="paragraph" style:parent-style-name="Standard">
      <loext:graphic-properties draw:fill="none" draw:fill-color="#dddddd"/>
      <style:paragraph-properties fo:margin-left="0cm" fo:margin-right="0cm" fo:margin-top="0cm" fo:margin-bottom="0cm" loext:contextual-spacing="false" fo:line-height="150%" fo:text-align="justify" style:justify-single-word="false" fo:text-indent="1.27cm" style:auto-text-indent="true" fo:background-color="transparent"/>
      <style:text-properties style:font-name="Garamond" fo:font-size="12pt" fo:font-style="normal" fo:font-weight="normal" officeooo:rsid="00b01a57" officeooo:paragraph-rsid="00bbcfb4" style:font-size-asian="10.5pt" style:font-style-asian="normal" style:font-weight-asian="normal" style:font-size-complex="12pt" style:font-style-complex="normal" style:font-weight-complex="normal"/>
    </style:style>
    <style:style style:name="P128" style:family="paragraph" style:parent-style-name="Standard">
      <loext:graphic-properties draw:fill="none" draw:fill-color="#dddddd"/>
      <style:paragraph-properties fo:margin-left="0cm" fo:margin-right="0cm" fo:margin-top="0cm" fo:margin-bottom="0cm" loext:contextual-spacing="false" fo:line-height="150%" fo:text-align="justify" style:justify-single-word="false" fo:text-indent="1.27cm" style:auto-text-indent="true" fo:background-color="transparent"/>
      <style:text-properties style:font-name="Garamond" fo:font-size="12pt" fo:font-style="normal" fo:font-weight="normal" officeooo:rsid="00b01a57" officeooo:paragraph-rsid="00c0d87b" style:font-size-asian="10.5pt" style:font-style-asian="normal" style:font-weight-asian="normal" style:font-size-complex="12pt" style:font-style-complex="normal" style:font-weight-complex="normal"/>
    </style:style>
    <style:style style:name="P129" style:family="paragraph" style:parent-style-name="Standard">
      <loext:graphic-properties draw:fill="none" draw:fill-color="#dddddd"/>
      <style:paragraph-properties fo:margin-left="0cm" fo:margin-right="0cm" fo:margin-top="0cm" fo:margin-bottom="0cm" loext:contextual-spacing="false" fo:line-height="150%" fo:text-align="justify" style:justify-single-word="false" fo:text-indent="1.27cm" style:auto-text-indent="true" fo:background-color="transparent"/>
      <style:text-properties style:font-name="Garamond" fo:font-size="12pt" fo:font-style="normal" fo:font-weight="normal" officeooo:rsid="00bd7d4e" officeooo:paragraph-rsid="00bd7d4e" style:font-size-asian="10.5pt" style:font-style-asian="normal" style:font-weight-asian="normal" style:font-size-complex="12pt" style:font-style-complex="normal" style:font-weight-complex="normal"/>
    </style:style>
    <style:style style:name="P130" style:family="paragraph" style:parent-style-name="Standard">
      <loext:graphic-properties draw:fill="none" draw:fill-color="#dddddd"/>
      <style:paragraph-properties fo:margin-left="0cm" fo:margin-right="0cm" fo:margin-top="0cm" fo:margin-bottom="0cm" loext:contextual-spacing="false" fo:line-height="150%" fo:text-align="justify" style:justify-single-word="false" fo:text-indent="1.27cm" style:auto-text-indent="true" fo:background-color="transparent"/>
      <style:text-properties style:font-name="Garamond" fo:font-size="12pt" fo:font-style="normal" fo:font-weight="normal" officeooo:rsid="00bd7d4e" officeooo:paragraph-rsid="00bd8a96" style:font-size-asian="10.5pt" style:font-style-asian="normal" style:font-weight-asian="normal" style:font-size-complex="12pt" style:font-style-complex="normal" style:font-weight-complex="normal"/>
    </style:style>
    <style:style style:name="P131" style:family="paragraph" style:parent-style-name="Standard">
      <loext:graphic-properties draw:fill="none" draw:fill-color="#dddddd"/>
      <style:paragraph-properties fo:margin-left="0cm" fo:margin-right="0cm" fo:margin-top="0cm" fo:margin-bottom="0cm" loext:contextual-spacing="false" fo:line-height="150%" fo:text-align="justify" style:justify-single-word="false" fo:text-indent="1.27cm" style:auto-text-indent="true" fo:background-color="transparent"/>
      <style:text-properties style:font-name="Garamond" fo:font-size="12pt" fo:font-style="normal" fo:font-weight="normal" officeooo:rsid="00bd8a96" officeooo:paragraph-rsid="00bd8a96" style:font-size-asian="10.5pt" style:font-style-asian="normal" style:font-weight-asian="normal" style:font-size-complex="12pt" style:font-style-complex="normal" style:font-weight-complex="normal"/>
    </style:style>
    <style:style style:name="P132" style:family="paragraph" style:parent-style-name="Standard">
      <loext:graphic-properties draw:fill="none" draw:fill-color="#dddddd"/>
      <style:paragraph-properties fo:margin-left="0cm" fo:margin-right="0cm" fo:margin-top="0cm" fo:margin-bottom="0cm" loext:contextual-spacing="false" fo:line-height="150%" fo:text-align="justify" style:justify-single-word="false" fo:text-indent="1.27cm" style:auto-text-indent="true" fo:background-color="transparent"/>
      <style:text-properties style:font-name="Garamond" fo:font-size="12pt" fo:font-style="normal" fo:font-weight="normal" officeooo:rsid="00bd8a96" officeooo:paragraph-rsid="00bf40af" style:font-size-asian="10.5pt" style:font-style-asian="normal" style:font-weight-asian="normal" style:font-size-complex="12pt" style:font-style-complex="normal" style:font-weight-complex="normal"/>
    </style:style>
    <style:style style:name="P133" style:family="paragraph" style:parent-style-name="Standard">
      <loext:graphic-properties draw:fill="none" draw:fill-color="#dddddd"/>
      <style:paragraph-properties fo:margin-left="0cm" fo:margin-right="0cm" fo:margin-top="0cm" fo:margin-bottom="0cm" loext:contextual-spacing="false" fo:line-height="150%" fo:text-align="justify" style:justify-single-word="false" fo:text-indent="1.27cm" style:auto-text-indent="true" fo:background-color="transparent"/>
      <style:text-properties style:font-name="Garamond" fo:font-size="12pt" fo:font-style="normal" fo:font-weight="normal" officeooo:rsid="00c09c2a" officeooo:paragraph-rsid="00c09c2a" style:font-size-asian="10.5pt" style:font-style-asian="normal" style:font-weight-asian="normal" style:font-size-complex="12pt" style:font-style-complex="normal"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2f70f0" officeooo:paragraph-rsid="002f70f0" style:font-size-asian="10.5pt" style:font-style-asian="normal" style:font-weight-asian="normal" style:font-size-complex="12pt" style:font-style-complex="normal"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81174a" officeooo:paragraph-rsid="00828280" style:font-size-asian="10.5pt" style:font-style-asian="normal" style:font-weight-asian="normal" style:font-size-complex="12pt" style:font-style-complex="normal" style:font-weight-complex="normal"/>
    </style:style>
    <style:style style:name="P136" style:family="paragraph" style:parent-style-name="Standard">
      <loext:graphic-properties draw:fill="none" draw:fill-color="#dddddd"/>
      <style:paragraph-properties fo:margin-left="0cm" fo:margin-right="0cm" fo:margin-top="0.42cm" fo:margin-bottom="0cm" loext:contextual-spacing="false" fo:line-height="150%" fo:text-align="justify" style:justify-single-word="false" fo:text-indent="1.27cm" style:auto-text-indent="true" fo:background-color="transparent"/>
      <style:text-properties style:font-name="Helvetica" fo:font-size="14pt" fo:font-style="italic" fo:font-weight="normal" officeooo:rsid="0021a94c" officeooo:paragraph-rsid="00aa57b5" style:font-size-asian="14pt" style:font-style-asian="italic" style:font-weight-asian="normal" style:font-size-complex="14pt" style:font-style-complex="italic" style:font-weight-complex="normal"/>
    </style:style>
    <style:style style:name="P137" style:family="paragraph" style:parent-style-name="Standard">
      <style:paragraph-properties fo:margin-top="0.42cm" fo:margin-bottom="0cm" loext:contextual-spacing="false" fo:line-height="150%" fo:text-align="center" style:justify-single-word="false"/>
      <style:text-properties style:font-name="Helvetica" fo:font-size="14pt" fo:font-style="normal" fo:font-weight="bold" officeooo:rsid="0022f4dd" officeooo:paragraph-rsid="0022f4dd" style:font-size-asian="14pt" style:font-style-asian="normal" style:font-weight-asian="bold" style:font-size-complex="14pt" style:font-style-complex="normal" style:font-weight-complex="bold"/>
    </style:style>
    <style:style style:name="P138" style:family="paragraph" style:parent-style-name="Standard">
      <style:paragraph-properties fo:margin-top="0.42cm" fo:margin-bottom="0cm" loext:contextual-spacing="false" fo:line-height="150%" fo:text-align="center" style:justify-single-word="false" fo:break-before="page"/>
      <style:text-properties style:font-name="Helvetica" fo:font-size="14pt" fo:font-style="normal" fo:font-weight="bold" officeooo:rsid="0022f4dd" officeooo:paragraph-rsid="0022f4dd" style:font-size-asian="14pt" style:font-style-asian="normal" style:font-weight-asian="bold" style:font-size-complex="14pt" style:font-style-complex="normal" style:font-weight-complex="bold"/>
    </style:style>
    <style:style style:name="P139" style:family="paragraph" style:parent-style-name="Standard">
      <style:paragraph-properties fo:margin-top="0.42cm" fo:margin-bottom="0cm" loext:contextual-spacing="false" fo:line-height="150%" fo:text-align="center" style:justify-single-word="false" fo:break-before="page"/>
      <style:text-properties style:font-name="Helvetica" fo:font-size="14pt" fo:font-style="normal" fo:font-weight="bold" officeooo:rsid="0022f4dd" officeooo:paragraph-rsid="004eab34" style:font-size-asian="14pt" style:font-style-asian="normal" style:font-weight-asian="bold" style:font-size-complex="14pt" style:font-style-complex="normal" style:font-weight-complex="bold"/>
    </style:style>
    <style:style style:name="P140" style:family="paragraph" style:parent-style-name="Standard">
      <style:paragraph-properties fo:margin-top="0.42cm" fo:margin-bottom="0cm" loext:contextual-spacing="false" fo:line-height="150%" fo:text-align="center" style:justify-single-word="false" fo:break-before="page"/>
      <style:text-properties officeooo:paragraph-rsid="0022f4dd"/>
    </style:style>
    <style:style style:name="P141" style:family="paragraph" style:parent-style-name="Standard">
      <loext:graphic-properties draw:fill="none" draw:fill-color="#dddddd"/>
      <style:paragraph-properties fo:margin-left="0cm" fo:margin-right="0cm" fo:margin-top="0.42cm" fo:margin-bottom="0cm" loext:contextual-spacing="false" fo:line-height="150%" fo:text-align="justify" style:justify-single-word="false" fo:text-indent="1.27cm" style:auto-text-indent="false" fo:background-color="transparent"/>
      <style:text-properties style:font-name="Helvetica" fo:font-size="14pt" fo:font-style="italic" fo:font-weight="normal" officeooo:rsid="00aa57b5" officeooo:paragraph-rsid="00b6552a" style:font-size-asian="14pt" style:font-style-asian="italic" style:font-weight-asian="normal" style:font-size-complex="14pt" style:font-style-complex="italic" style:font-weight-complex="normal"/>
    </style:style>
    <style:style style:name="P142"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style:font-name="Garamond" fo:font-size="12pt" fo:font-style="italic" fo:font-weight="normal" officeooo:rsid="0058f15e" officeooo:paragraph-rsid="00bd7d4e" style:font-size-asian="10.5pt" style:font-style-asian="italic" style:font-weight-asian="normal" style:font-size-complex="12pt" style:font-style-complex="italic" style:font-weight-complex="normal"/>
    </style:style>
    <style:style style:name="P143"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style:font-name="Garamond" fo:font-size="12pt" fo:font-style="italic" fo:font-weight="normal" officeooo:rsid="0058f15e" officeooo:paragraph-rsid="00bd8a96" style:font-size-asian="10.5pt" style:font-style-asian="italic" style:font-weight-asian="normal" style:font-size-complex="12pt" style:font-style-complex="italic" style:font-weight-complex="normal"/>
    </style:style>
    <style:style style:name="P144"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officeooo:paragraph-rsid="00bd7d4e"/>
    </style:style>
    <style:style style:name="P145"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officeooo:paragraph-rsid="00bd8a96"/>
    </style:style>
    <style:style style:name="P146"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officeooo:paragraph-rsid="00bd7d4e"/>
    </style:style>
    <style:style style:name="P147"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officeooo:paragraph-rsid="00bd8a96"/>
    </style:style>
    <style:style style:name="T1" style:family="text">
      <style:text-properties officeooo:rsid="0022f4dd"/>
    </style:style>
    <style:style style:name="T2" style:family="text">
      <style:text-properties fo:font-style="italic" style:font-style-asian="italic" style:font-style-complex="italic"/>
    </style:style>
    <style:style style:name="T3" style:family="text">
      <style:text-properties fo:font-style="italic" officeooo:rsid="002416cd" style:font-style-asian="italic" style:font-style-complex="italic"/>
    </style:style>
    <style:style style:name="T4" style:family="text">
      <style:text-properties fo:font-style="italic" officeooo:rsid="002a7182" style:font-style-asian="italic" style:font-style-complex="italic"/>
    </style:style>
    <style:style style:name="T5" style:family="text">
      <style:text-properties fo:font-style="italic" officeooo:rsid="00348e1d" style:font-style-asian="italic" style:font-style-complex="italic"/>
    </style:style>
    <style:style style:name="T6" style:family="text">
      <style:text-properties fo:font-style="italic" officeooo:rsid="0057bd81" style:font-style-asian="italic" style:font-style-complex="italic"/>
    </style:style>
    <style:style style:name="T7" style:family="text">
      <style:text-properties fo:font-style="italic" officeooo:rsid="0058f15e" style:font-style-asian="italic" style:font-style-complex="italic"/>
    </style:style>
    <style:style style:name="T8" style:family="text">
      <style:text-properties fo:font-style="italic" officeooo:rsid="007619d2" style:font-style-asian="italic" style:font-style-complex="italic"/>
    </style:style>
    <style:style style:name="T9" style:family="text">
      <style:text-properties fo:font-style="italic" officeooo:rsid="0087a7c4" style:font-style-asian="italic" style:font-style-complex="italic"/>
    </style:style>
    <style:style style:name="T10" style:family="text">
      <style:text-properties fo:font-style="italic" officeooo:rsid="0091185c" style:font-style-asian="italic" style:font-style-complex="italic"/>
    </style:style>
    <style:style style:name="T11" style:family="text">
      <style:text-properties fo:font-style="italic" officeooo:rsid="00b2b88b" style:font-style-asian="italic" style:font-style-complex="italic"/>
    </style:style>
    <style:style style:name="T12" style:family="text">
      <style:text-properties fo:font-style="italic" officeooo:rsid="00b5cc9e" style:font-style-asian="italic" style:font-style-complex="italic"/>
    </style:style>
    <style:style style:name="T13" style:family="text">
      <style:text-properties fo:font-style="italic" officeooo:rsid="00b96d11" style:font-style-asian="italic" style:font-style-complex="italic"/>
    </style:style>
    <style:style style:name="T14" style:family="text">
      <style:text-properties fo:font-style="italic" officeooo:rsid="00bbcfb4" style:font-style-asian="italic" style:font-style-complex="italic"/>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22f4dd" style:font-style-asian="normal" style:font-style-complex="normal"/>
    </style:style>
    <style:style style:name="T18" style:family="text">
      <style:text-properties officeooo:rsid="002416cd"/>
    </style:style>
    <style:style style:name="T19" style:family="text">
      <style:text-properties style:font-name="Garamond" fo:font-size="12pt" fo:font-style="normal" fo:font-weight="normal" style:font-size-asian="10.5pt" style:font-style-asian="normal" style:font-weight-asian="normal" style:font-size-complex="12pt" style:font-style-complex="normal" style:font-weight-complex="normal"/>
    </style:style>
    <style:style style:name="T20" style:family="text">
      <style:text-properties style:font-name="Garamond" fo:font-size="12pt" fo:font-style="normal" fo:font-weight="normal" officeooo:rsid="0025d537" style:font-size-asian="10.5pt" style:font-style-asian="normal" style:font-weight-asian="normal" style:font-size-complex="12pt" style:font-style-complex="normal" style:font-weight-complex="normal"/>
    </style:style>
    <style:style style:name="T21" style:family="text">
      <style:text-properties style:font-name="Garamond" fo:font-size="12pt" fo:font-style="normal" fo:font-weight="normal" officeooo:rsid="0024bc81" style:font-size-asian="10.5pt" style:font-style-asian="normal" style:font-weight-asian="normal" style:font-size-complex="12pt" style:font-style-complex="normal" style:font-weight-complex="normal"/>
    </style:style>
    <style:style style:name="T22" style:family="text">
      <style:text-properties style:font-name="Garamond" fo:font-size="12pt" fo:font-style="normal" fo:font-weight="normal" officeooo:rsid="0025f0cf" style:font-size-asian="10.5pt" style:font-style-asian="normal" style:font-weight-asian="normal" style:font-size-complex="12pt" style:font-style-complex="normal" style:font-weight-complex="normal"/>
    </style:style>
    <style:style style:name="T23" style:family="text">
      <style:text-properties style:font-name="Garamond" fo:font-size="12pt" fo:font-style="normal" fo:font-weight="normal" officeooo:rsid="0022f4dd" style:font-size-asian="10.5pt" style:font-style-asian="normal" style:font-weight-asian="normal" style:font-size-complex="12pt" style:font-style-complex="normal" style:font-weight-complex="normal"/>
    </style:style>
    <style:style style:name="T24" style:family="text">
      <style:text-properties style:font-name="Garamond" fo:font-size="12pt" fo:font-style="normal" fo:font-weight="normal" officeooo:rsid="0026f89c" style:font-size-asian="10.5pt" style:font-style-asian="normal" style:font-weight-asian="normal" style:font-size-complex="12pt" style:font-style-complex="normal" style:font-weight-complex="normal"/>
    </style:style>
    <style:style style:name="T25" style:family="text">
      <style:text-properties style:font-name="Garamond" fo:font-size="12pt" fo:font-style="normal" fo:font-weight="normal" officeooo:rsid="0027d98a" style:font-size-asian="10.5pt" style:font-style-asian="normal" style:font-weight-asian="normal" style:font-size-complex="12pt" style:font-style-complex="normal" style:font-weight-complex="normal"/>
    </style:style>
    <style:style style:name="T26" style:family="text">
      <style:text-properties style:font-name="Garamond" fo:font-size="12pt" fo:font-style="normal" fo:font-weight="normal" officeooo:rsid="002c5c59" style:font-size-asian="10.5pt" style:font-style-asian="normal" style:font-weight-asian="normal" style:font-size-complex="12pt" style:font-style-complex="normal" style:font-weight-complex="normal"/>
    </style:style>
    <style:style style:name="T27" style:family="text">
      <style:text-properties style:font-name="Garamond" fo:font-size="12pt" fo:font-style="normal" fo:font-weight="normal" officeooo:rsid="002a7182" style:font-size-asian="10.5pt" style:font-style-asian="normal" style:font-weight-asian="normal" style:font-size-complex="12pt" style:font-style-complex="normal" style:font-weight-complex="normal"/>
    </style:style>
    <style:style style:name="T28" style:family="text">
      <style:text-properties style:font-name="Garamond" fo:font-size="12pt" fo:font-style="normal" fo:font-weight="normal" officeooo:rsid="002d501a" style:font-size-asian="10.5pt" style:font-style-asian="normal" style:font-weight-asian="normal" style:font-size-complex="12pt" style:font-style-complex="normal" style:font-weight-complex="normal"/>
    </style:style>
    <style:style style:name="T29" style:family="text">
      <style:text-properties style:font-name="Garamond" fo:font-size="12pt" fo:font-style="normal" fo:font-weight="normal" officeooo:rsid="002db5fc" style:font-size-asian="10.5pt" style:font-style-asian="normal" style:font-weight-asian="normal" style:font-size-complex="12pt" style:font-style-complex="normal" style:font-weight-complex="normal"/>
    </style:style>
    <style:style style:name="T30" style:family="text">
      <style:text-properties style:font-name="Garamond" fo:font-size="12pt" fo:font-style="normal" fo:font-weight="normal" officeooo:rsid="00348e1d" style:font-size-asian="10.5pt" style:font-style-asian="normal" style:font-weight-asian="normal" style:font-size-complex="12pt" style:font-style-complex="normal" style:font-weight-complex="normal"/>
    </style:style>
    <style:style style:name="T31" style:family="text">
      <style:text-properties style:font-name="Garamond" fo:font-size="12pt" fo:font-style="normal" fo:font-weight="normal" officeooo:rsid="0043db52" style:font-size-asian="10.5pt" style:font-style-asian="normal" style:font-weight-asian="normal" style:font-size-complex="12pt" style:font-style-complex="normal" style:font-weight-complex="normal"/>
    </style:style>
    <style:style style:name="T32" style:family="text">
      <style:text-properties style:font-name="Garamond" fo:font-size="12pt" fo:font-style="normal" fo:font-weight="normal" officeooo:rsid="0044edd6" style:font-size-asian="10.5pt" style:font-style-asian="normal" style:font-weight-asian="normal" style:font-size-complex="12pt" style:font-style-complex="normal" style:font-weight-complex="normal"/>
    </style:style>
    <style:style style:name="T33" style:family="text">
      <style:text-properties style:font-name="Garamond" fo:font-size="12pt" fo:font-style="normal" fo:font-weight="normal" officeooo:rsid="0046720f" style:font-size-asian="10.5pt" style:font-style-asian="normal" style:font-weight-asian="normal" style:font-size-complex="12pt" style:font-style-complex="normal" style:font-weight-complex="normal"/>
    </style:style>
    <style:style style:name="T34" style:family="text">
      <style:text-properties style:font-name="Garamond" fo:font-size="12pt" fo:font-style="normal" fo:font-weight="normal" officeooo:rsid="0028c8c7" style:font-size-asian="10.5pt" style:font-style-asian="normal" style:font-weight-asian="normal" style:font-size-complex="12pt" style:font-style-complex="normal" style:font-weight-complex="normal"/>
    </style:style>
    <style:style style:name="T35" style:family="text">
      <style:text-properties style:font-name="Garamond" fo:font-size="12pt" fo:font-style="normal" fo:font-weight="normal" officeooo:rsid="004b383d" style:font-size-asian="10.5pt" style:font-style-asian="normal" style:font-weight-asian="normal" style:font-size-complex="12pt" style:font-style-complex="normal" style:font-weight-complex="normal"/>
    </style:style>
    <style:style style:name="T36" style:family="text">
      <style:text-properties style:font-name="Garamond" fo:font-size="12pt" fo:font-style="normal" fo:font-weight="normal" officeooo:rsid="004eab34" style:font-size-asian="10.5pt" style:font-style-asian="normal" style:font-weight-asian="normal" style:font-size-complex="12pt" style:font-style-complex="normal" style:font-weight-complex="normal"/>
    </style:style>
    <style:style style:name="T37" style:family="text">
      <style:text-properties style:font-name="Garamond" fo:font-size="12pt" fo:font-style="normal" fo:font-weight="normal" officeooo:rsid="0063d07e" style:font-size-asian="10.5pt" style:font-style-asian="normal" style:font-weight-asian="normal" style:font-size-complex="12pt" style:font-style-complex="normal" style:font-weight-complex="normal"/>
    </style:style>
    <style:style style:name="T38" style:family="text">
      <style:text-properties style:font-name="Garamond" fo:font-size="12pt" fo:font-style="normal" fo:font-weight="normal" officeooo:rsid="00646097" style:font-size-asian="10.5pt" style:font-style-asian="normal" style:font-weight-asian="normal" style:font-size-complex="12pt" style:font-style-complex="normal" style:font-weight-complex="normal"/>
    </style:style>
    <style:style style:name="T39" style:family="text">
      <style:text-properties style:font-name="Garamond" fo:font-size="12pt" fo:font-style="normal" fo:font-weight="normal" officeooo:rsid="0064b517" style:font-size-asian="10.5pt" style:font-style-asian="normal" style:font-weight-asian="normal" style:font-size-complex="12pt" style:font-style-complex="normal" style:font-weight-complex="normal"/>
    </style:style>
    <style:style style:name="T40" style:family="text">
      <style:text-properties style:font-name="Garamond" fo:font-size="12pt" fo:font-style="normal" fo:font-weight="normal" officeooo:rsid="0066302b" style:font-size-asian="10.5pt" style:font-style-asian="normal" style:font-weight-asian="normal" style:font-size-complex="12pt" style:font-style-complex="normal" style:font-weight-complex="normal"/>
    </style:style>
    <style:style style:name="T41" style:family="text">
      <style:text-properties style:font-name="Garamond" fo:font-size="12pt" fo:font-style="normal" fo:font-weight="normal" officeooo:rsid="00675ee9" style:font-size-asian="10.5pt" style:font-style-asian="normal" style:font-weight-asian="normal" style:font-size-complex="12pt" style:font-style-complex="normal" style:font-weight-complex="normal"/>
    </style:style>
    <style:style style:name="T42" style:family="text">
      <style:text-properties style:font-name="Garamond" fo:font-size="12pt" fo:font-style="normal" fo:font-weight="normal" officeooo:rsid="0067b455" style:font-size-asian="10.5pt" style:font-style-asian="normal" style:font-weight-asian="normal" style:font-size-complex="12pt" style:font-style-complex="normal" style:font-weight-complex="normal"/>
    </style:style>
    <style:style style:name="T43" style:family="text">
      <style:text-properties style:font-name="Garamond" fo:font-size="12pt" fo:font-style="normal" fo:font-weight="normal" officeooo:rsid="0067df2e" style:font-size-asian="10.5pt" style:font-style-asian="normal" style:font-weight-asian="normal" style:font-size-complex="12pt" style:font-style-complex="normal" style:font-weight-complex="normal"/>
    </style:style>
    <style:style style:name="T44" style:family="text">
      <style:text-properties style:font-name="Garamond" fo:font-size="12pt" fo:font-style="normal" fo:font-weight="normal" officeooo:rsid="0069d4ad" style:font-size-asian="10.5pt" style:font-style-asian="normal" style:font-weight-asian="normal" style:font-size-complex="12pt" style:font-style-complex="normal" style:font-weight-complex="normal"/>
    </style:style>
    <style:style style:name="T45" style:family="text">
      <style:text-properties style:font-name="Garamond" fo:font-size="12pt" fo:font-style="normal" fo:font-weight="normal" officeooo:rsid="006b3598" style:font-size-asian="10.5pt" style:font-style-asian="normal" style:font-weight-asian="normal" style:font-size-complex="12pt" style:font-style-complex="normal" style:font-weight-complex="normal"/>
    </style:style>
    <style:style style:name="T46" style:family="text">
      <style:text-properties style:font-name="Garamond" fo:font-size="12pt" fo:font-style="normal" fo:font-weight="normal" officeooo:rsid="007c8dfd" style:font-size-asian="10.5pt" style:font-style-asian="normal" style:font-weight-asian="normal" style:font-size-complex="12pt" style:font-style-complex="normal" style:font-weight-complex="normal"/>
    </style:style>
    <style:style style:name="T47" style:family="text">
      <style:text-properties style:font-name="Garamond" fo:font-size="12pt" fo:font-style="normal" fo:font-weight="normal" officeooo:rsid="007eaed9" style:font-size-asian="10.5pt" style:font-style-asian="normal" style:font-weight-asian="normal" style:font-size-complex="12pt" style:font-style-complex="normal" style:font-weight-complex="normal"/>
    </style:style>
    <style:style style:name="T48" style:family="text">
      <style:text-properties style:font-name="Garamond" fo:font-size="12pt" fo:font-style="normal" fo:font-weight="normal" officeooo:rsid="00802c03" style:font-size-asian="10.5pt" style:font-style-asian="normal" style:font-weight-asian="normal" style:font-size-complex="12pt" style:font-style-complex="normal" style:font-weight-complex="normal"/>
    </style:style>
    <style:style style:name="T49" style:family="text">
      <style:text-properties style:font-name="Garamond" fo:font-size="12pt" fo:font-style="normal" fo:font-weight="normal" officeooo:rsid="008589d1" style:font-size-asian="10.5pt" style:font-style-asian="normal" style:font-weight-asian="normal" style:font-size-complex="12pt" style:font-style-complex="normal" style:font-weight-complex="normal"/>
    </style:style>
    <style:style style:name="T50" style:family="text">
      <style:text-properties style:font-name="Garamond" fo:font-size="12pt" fo:font-style="normal" fo:font-weight="normal" officeooo:rsid="008b60f1" style:font-size-asian="10.5pt" style:font-style-asian="normal" style:font-weight-asian="normal" style:font-size-complex="12pt" style:font-style-complex="normal" style:font-weight-complex="normal"/>
    </style:style>
    <style:style style:name="T51" style:family="text">
      <style:text-properties style:font-name="Garamond" fo:font-size="12pt" fo:font-style="normal" fo:font-weight="normal" officeooo:rsid="008bda47" style:font-size-asian="10.5pt" style:font-style-asian="normal" style:font-weight-asian="normal" style:font-size-complex="12pt" style:font-style-complex="normal" style:font-weight-complex="normal"/>
    </style:style>
    <style:style style:name="T52" style:family="text">
      <style:text-properties style:font-name="Garamond" fo:font-size="12pt" fo:font-style="normal" fo:font-weight="normal" officeooo:rsid="008d245d" style:font-size-asian="10.5pt" style:font-style-asian="normal" style:font-weight-asian="normal" style:font-size-complex="12pt" style:font-style-complex="normal" style:font-weight-complex="normal"/>
    </style:style>
    <style:style style:name="T53" style:family="text">
      <style:text-properties style:font-name="Garamond" fo:font-size="12pt" fo:font-style="normal" fo:font-weight="normal" officeooo:rsid="008e6a4d" style:font-size-asian="10.5pt" style:font-style-asian="normal" style:font-weight-asian="normal" style:font-size-complex="12pt" style:font-style-complex="normal" style:font-weight-complex="normal"/>
    </style:style>
    <style:style style:name="T54" style:family="text">
      <style:text-properties style:font-name="Garamond" fo:font-size="12pt" fo:font-style="normal" fo:font-weight="normal" officeooo:rsid="008f68f6" style:font-size-asian="10.5pt" style:font-style-asian="normal" style:font-weight-asian="normal" style:font-size-complex="12pt" style:font-style-complex="normal" style:font-weight-complex="normal"/>
    </style:style>
    <style:style style:name="T55" style:family="text">
      <style:text-properties style:font-name="Garamond" fo:font-size="12pt" fo:font-style="normal" fo:font-weight="normal" officeooo:rsid="009eb538" style:font-size-asian="10.5pt" style:font-style-asian="normal" style:font-weight-asian="normal" style:font-size-complex="12pt" style:font-style-complex="normal" style:font-weight-complex="normal"/>
    </style:style>
    <style:style style:name="T56" style:family="text">
      <style:text-properties style:font-name="Garamond" fo:font-size="12pt" fo:font-style="normal" fo:font-weight="normal" officeooo:rsid="0098d600" style:font-size-asian="10.5pt" style:font-style-asian="normal" style:font-weight-asian="normal" style:font-size-complex="12pt" style:font-style-complex="normal" style:font-weight-complex="normal"/>
    </style:style>
    <style:style style:name="T57" style:family="text">
      <style:text-properties style:font-name="Garamond" fo:font-size="12pt" fo:font-style="normal" fo:font-weight="normal" officeooo:rsid="009ce557" style:font-size-asian="10.5pt" style:font-style-asian="normal" style:font-weight-asian="normal" style:font-size-complex="12pt" style:font-style-complex="normal" style:font-weight-complex="normal"/>
    </style:style>
    <style:style style:name="T58" style:family="text">
      <style:text-properties style:font-name="Garamond" fo:font-size="12pt" fo:font-style="normal" fo:font-weight="normal" officeooo:rsid="00a45da1" style:font-size-asian="10.5pt" style:font-style-asian="normal" style:font-weight-asian="normal" style:font-size-complex="12pt" style:font-style-complex="normal" style:font-weight-complex="normal"/>
    </style:style>
    <style:style style:name="T59" style:family="text">
      <style:text-properties style:font-name="Garamond" fo:font-size="12pt" fo:font-style="normal" fo:font-weight="normal" officeooo:rsid="00a54312" style:font-size-asian="10.5pt" style:font-style-asian="normal" style:font-weight-asian="normal" style:font-size-complex="12pt" style:font-style-complex="normal" style:font-weight-complex="normal"/>
    </style:style>
    <style:style style:name="T60" style:family="text">
      <style:text-properties style:font-name="Garamond" fo:font-size="12pt" fo:font-style="normal" fo:font-weight="normal" officeooo:rsid="00a6ae04" style:font-size-asian="10.5pt" style:font-style-asian="normal" style:font-weight-asian="normal" style:font-size-complex="12pt" style:font-style-complex="normal" style:font-weight-complex="normal"/>
    </style:style>
    <style:style style:name="T61" style:family="text">
      <style:text-properties style:font-name="Garamond" fo:font-size="12pt" fo:font-style="normal" fo:font-weight="normal" officeooo:rsid="00aa57b5" style:font-size-asian="10.5pt" style:font-style-asian="normal" style:font-weight-asian="normal" style:font-size-complex="12pt" style:font-style-complex="normal" style:font-weight-complex="normal"/>
    </style:style>
    <style:style style:name="T62" style:family="text">
      <style:text-properties style:font-name="Garamond" fo:font-size="12pt" fo:font-style="normal" fo:font-weight="normal" officeooo:rsid="00ac1dd1" style:font-size-asian="10.5pt" style:font-style-asian="normal" style:font-weight-asian="normal" style:font-size-complex="12pt" style:font-style-complex="normal" style:font-weight-complex="normal"/>
    </style:style>
    <style:style style:name="T63" style:family="text">
      <style:text-properties style:font-name="Garamond" fo:font-size="12pt" fo:font-style="normal" fo:font-weight="normal" officeooo:rsid="00b01a57" style:font-size-asian="10.5pt" style:font-style-asian="normal" style:font-weight-asian="normal" style:font-size-complex="12pt" style:font-style-complex="normal" style:font-weight-complex="normal"/>
    </style:style>
    <style:style style:name="T64" style:family="text">
      <style:text-properties style:font-name="Garamond" fo:font-size="12pt" fo:font-style="normal" fo:font-weight="normal" officeooo:rsid="00b12388" style:font-size-asian="10.5pt" style:font-style-asian="normal" style:font-weight-asian="normal" style:font-size-complex="12pt" style:font-style-complex="normal" style:font-weight-complex="normal"/>
    </style:style>
    <style:style style:name="T65" style:family="text">
      <style:text-properties style:font-name="Garamond" fo:font-size="12pt" fo:font-style="normal" fo:font-weight="normal" officeooo:rsid="00b2b88b" style:font-size-asian="10.5pt" style:font-style-asian="normal" style:font-weight-asian="normal" style:font-size-complex="12pt" style:font-style-complex="normal" style:font-weight-complex="normal"/>
    </style:style>
    <style:style style:name="T66" style:family="text">
      <style:text-properties style:font-name="Garamond" fo:font-size="12pt" fo:font-style="normal" fo:font-weight="normal" officeooo:rsid="00b5cc9e" style:font-size-asian="10.5pt" style:font-style-asian="normal" style:font-weight-asian="normal" style:font-size-complex="12pt" style:font-style-complex="normal" style:font-weight-complex="normal"/>
    </style:style>
    <style:style style:name="T67" style:family="text">
      <style:text-properties style:font-name="Garamond" fo:font-size="12pt" fo:font-style="normal" fo:font-weight="normal" officeooo:rsid="00b334a7" style:font-size-asian="10.5pt" style:font-style-asian="normal" style:font-weight-asian="normal" style:font-size-complex="12pt" style:font-style-complex="normal" style:font-weight-complex="normal"/>
    </style:style>
    <style:style style:name="T68" style:family="text">
      <style:text-properties style:font-name="Garamond" fo:font-size="12pt" fo:font-style="normal" fo:font-weight="normal" officeooo:rsid="00b3dec6" style:font-size-asian="10.5pt" style:font-style-asian="normal" style:font-weight-asian="normal" style:font-size-complex="12pt" style:font-style-complex="normal" style:font-weight-complex="normal"/>
    </style:style>
    <style:style style:name="T69" style:family="text">
      <style:text-properties style:font-name="Garamond" fo:font-size="12pt" fo:font-style="normal" fo:font-weight="bold" officeooo:rsid="0025f0cf" style:font-size-asian="10.5pt" style:font-style-asian="normal" style:font-weight-asian="bold" style:font-size-complex="12pt" style:font-style-complex="normal" style:font-weight-complex="bold"/>
    </style:style>
    <style:style style:name="T70" style:family="text">
      <style:text-properties style:font-name="Garamond" fo:font-size="12pt" fo:font-style="normal" fo:font-weight="bold" officeooo:rsid="0026f89c" style:font-size-asian="10.5pt" style:font-style-asian="normal" style:font-weight-asian="bold" style:font-size-complex="12pt" style:font-style-complex="normal" style:font-weight-complex="bold"/>
    </style:style>
    <style:style style:name="T71" style:family="text">
      <style:text-properties style:font-name="Garamond" fo:font-size="12pt" fo:font-style="normal" fo:font-weight="bold" officeooo:rsid="0027d98a" style:font-size-asian="10.5pt" style:font-style-asian="normal" style:font-weight-asian="bold" style:font-size-complex="12pt" style:font-style-complex="normal" style:font-weight-complex="bold"/>
    </style:style>
    <style:style style:name="T72" style:family="text">
      <style:text-properties style:font-name="Garamond" fo:font-size="12pt" fo:font-style="normal" fo:font-weight="bold" officeooo:rsid="0028c8c7" style:font-size-asian="10.5pt" style:font-style-asian="normal" style:font-weight-asian="bold" style:font-size-complex="12pt" style:font-style-complex="normal" style:font-weight-complex="bold"/>
    </style:style>
    <style:style style:name="T73" style:family="text">
      <style:text-properties style:font-name="Garamond" fo:font-size="12pt" fo:font-style="normal" fo:font-weight="bold" officeooo:rsid="004db9ee" style:font-size-asian="10.5pt" style:font-style-asian="normal" style:font-weight-asian="bold" style:font-size-complex="12pt" style:font-style-complex="normal" style:font-weight-complex="bold"/>
    </style:style>
    <style:style style:name="T74" style:family="text">
      <style:text-properties style:font-name="Garamond" fo:font-size="12pt" fo:font-style="normal" fo:font-weight="bold" officeooo:rsid="004eab34" style:font-size-asian="10.5pt" style:font-style-asian="normal" style:font-weight-asian="bold" style:font-size-complex="12pt" style:font-style-complex="normal" style:font-weight-complex="bold"/>
    </style:style>
    <style:style style:name="T75" style:family="text">
      <style:text-properties style:font-name="Garamond" fo:font-size="12pt" fo:font-style="italic" fo:font-weight="normal" style:font-size-asian="10.5pt" style:font-style-asian="italic" style:font-weight-asian="normal" style:font-size-complex="12pt" style:font-style-complex="italic" style:font-weight-complex="normal"/>
    </style:style>
    <style:style style:name="T76" style:family="text">
      <style:text-properties style:font-name="Garamond" fo:font-size="12pt" fo:font-style="italic" fo:font-weight="normal" officeooo:rsid="0024bc81" style:font-size-asian="10.5pt" style:font-style-asian="italic" style:font-weight-asian="normal" style:font-size-complex="12pt" style:font-style-complex="italic" style:font-weight-complex="normal"/>
    </style:style>
    <style:style style:name="T77" style:family="text">
      <style:text-properties style:font-name="Garamond" fo:font-size="12pt" fo:font-style="italic" fo:font-weight="normal" officeooo:rsid="0025f0cf" style:font-size-asian="10.5pt" style:font-style-asian="italic" style:font-weight-asian="normal" style:font-size-complex="12pt" style:font-style-complex="italic" style:font-weight-complex="normal"/>
    </style:style>
    <style:style style:name="T78" style:family="text">
      <style:text-properties style:font-name="Garamond" fo:font-size="12pt" fo:font-style="italic" fo:font-weight="normal" officeooo:rsid="0027d98a" style:font-size-asian="10.5pt" style:font-style-asian="italic" style:font-weight-asian="normal" style:font-size-complex="12pt" style:font-style-complex="italic" style:font-weight-complex="normal"/>
    </style:style>
    <style:style style:name="T79" style:family="text">
      <style:text-properties style:font-name="Garamond" fo:font-size="12pt" fo:font-style="italic" fo:font-weight="normal" officeooo:rsid="002a7182" style:font-size-asian="10.5pt" style:font-style-asian="italic" style:font-weight-asian="normal" style:font-size-complex="12pt" style:font-style-complex="italic" style:font-weight-complex="normal"/>
    </style:style>
    <style:style style:name="T80" style:family="text">
      <style:text-properties style:font-name="Garamond" fo:font-size="12pt" fo:font-style="italic" fo:font-weight="normal" officeooo:rsid="0043db52" style:font-size-asian="10.5pt" style:font-style-asian="italic" style:font-weight-asian="normal" style:font-size-complex="12pt" style:font-style-complex="italic" style:font-weight-complex="normal"/>
    </style:style>
    <style:style style:name="T81" style:family="text">
      <style:text-properties style:font-name="Garamond" fo:font-size="12pt" fo:font-style="italic" fo:font-weight="normal" officeooo:rsid="004b383d" style:font-size-asian="10.5pt" style:font-style-asian="italic" style:font-weight-asian="normal" style:font-size-complex="12pt" style:font-style-complex="italic" style:font-weight-complex="normal"/>
    </style:style>
    <style:style style:name="T82" style:family="text">
      <style:text-properties style:font-name="Garamond" fo:font-size="12pt" fo:font-style="italic" fo:font-weight="normal" officeooo:rsid="0058f15e" style:font-size-asian="10.5pt" style:font-style-asian="italic" style:font-weight-asian="normal" style:font-size-complex="12pt" style:font-style-complex="italic" style:font-weight-complex="normal"/>
    </style:style>
    <style:style style:name="T83" style:family="text">
      <style:text-properties style:font-name="Garamond" fo:font-size="12pt" fo:font-style="italic" fo:font-weight="normal" officeooo:rsid="005a7e89" style:font-size-asian="10.5pt" style:font-style-asian="italic" style:font-weight-asian="normal" style:font-size-complex="12pt" style:font-style-complex="italic" style:font-weight-complex="normal"/>
    </style:style>
    <style:style style:name="T84" style:family="text">
      <style:text-properties style:font-name="Garamond" fo:font-size="12pt" fo:font-style="italic" fo:font-weight="normal" officeooo:rsid="005bff1b" style:font-size-asian="10.5pt" style:font-style-asian="italic" style:font-weight-asian="normal" style:font-size-complex="12pt" style:font-style-complex="italic" style:font-weight-complex="normal"/>
    </style:style>
    <style:style style:name="T85" style:family="text">
      <style:text-properties style:font-name="Garamond" fo:font-size="12pt" fo:font-style="italic" fo:font-weight="normal" officeooo:rsid="00675ee9" style:font-size-asian="10.5pt" style:font-style-asian="italic" style:font-weight-asian="normal" style:font-size-complex="12pt" style:font-style-complex="italic" style:font-weight-complex="normal"/>
    </style:style>
    <style:style style:name="T86" style:family="text">
      <style:text-properties style:font-name="Garamond" fo:font-size="12pt" fo:font-style="italic" fo:font-weight="normal" officeooo:rsid="0064b517" style:font-size-asian="10.5pt" style:font-style-asian="italic" style:font-weight-asian="normal" style:font-size-complex="12pt" style:font-style-complex="italic" style:font-weight-complex="normal"/>
    </style:style>
    <style:style style:name="T87" style:family="text">
      <style:text-properties style:font-name="Garamond" fo:font-size="12pt" fo:font-style="italic" fo:font-weight="normal" officeooo:rsid="008b60f1" style:font-size-asian="10.5pt" style:font-style-asian="italic" style:font-weight-asian="normal" style:font-size-complex="12pt" style:font-style-complex="italic" style:font-weight-complex="normal"/>
    </style:style>
    <style:style style:name="T88" style:family="text">
      <style:text-properties style:font-name="Garamond" fo:font-size="12pt" fo:font-style="italic" fo:font-weight="normal" officeooo:rsid="008d245d" style:font-size-asian="10.5pt" style:font-style-asian="italic" style:font-weight-asian="normal" style:font-size-complex="12pt" style:font-style-complex="italic" style:font-weight-complex="normal"/>
    </style:style>
    <style:style style:name="T89" style:family="text">
      <style:text-properties style:font-name="Garamond" fo:font-size="12pt" fo:font-style="italic" fo:font-weight="normal" officeooo:rsid="0081174a" style:font-size-asian="10.5pt" style:font-style-asian="italic" style:font-weight-asian="normal" style:font-size-complex="12pt" style:font-style-complex="italic" style:font-weight-complex="normal"/>
    </style:style>
    <style:style style:name="T90" style:family="text">
      <style:text-properties style:font-name="Garamond" fo:font-size="12pt" fo:font-style="italic" fo:font-weight="normal" officeooo:rsid="0091ca2c" style:font-size-asian="10.5pt" style:font-style-asian="italic" style:font-weight-asian="normal" style:font-size-complex="12pt" style:font-style-complex="italic" style:font-weight-complex="normal"/>
    </style:style>
    <style:style style:name="T91" style:family="text">
      <style:text-properties style:font-name="Garamond" fo:font-size="12pt" fo:font-style="italic" fo:font-weight="normal" officeooo:rsid="0092e21d" style:font-size-asian="10.5pt" style:font-style-asian="italic" style:font-weight-asian="normal" style:font-size-complex="12pt" style:font-style-complex="italic" style:font-weight-complex="normal"/>
    </style:style>
    <style:style style:name="T92" style:family="text">
      <style:text-properties style:font-name="Garamond" fo:font-size="12pt" fo:font-style="italic" fo:font-weight="normal" officeooo:rsid="0094c5a1" style:font-size-asian="10.5pt" style:font-style-asian="italic" style:font-weight-asian="normal" style:font-size-complex="12pt" style:font-style-complex="italic" style:font-weight-complex="normal"/>
    </style:style>
    <style:style style:name="T93" style:family="text">
      <style:text-properties style:font-name="Garamond" fo:font-size="12pt" fo:font-style="italic" fo:font-weight="normal" officeooo:rsid="00b2b88b" style:font-size-asian="10.5pt" style:font-style-asian="italic" style:font-weight-asian="normal" style:font-size-complex="12pt" style:font-style-complex="italic" style:font-weight-complex="normal"/>
    </style:style>
    <style:style style:name="T94" style:family="text">
      <style:text-properties style:font-name="Garamond" fo:font-size="12pt" fo:font-style="italic" fo:font-weight="normal" officeooo:rsid="0098d600" style:font-size-asian="10.5pt" style:font-style-asian="italic" style:font-weight-asian="normal" style:font-size-complex="12pt" style:font-style-complex="italic" style:font-weight-complex="normal"/>
    </style:style>
    <style:style style:name="T95" style:family="text">
      <style:text-properties style:font-name="Garamond" fo:font-size="12pt" fo:font-style="italic" fo:font-weight="normal" officeooo:rsid="00bd7d4e" style:font-size-asian="10.5pt" style:font-style-asian="italic" style:font-weight-asian="normal" style:font-size-complex="12pt" style:font-style-complex="italic" style:font-weight-complex="normal"/>
    </style:style>
    <style:style style:name="T96" style:family="text">
      <style:text-properties style:font-name="Garamond" fo:font-size="12pt" fo:font-style="italic" fo:font-weight="normal" officeooo:rsid="00bd8a96" style:font-size-asian="10.5pt" style:font-style-asian="italic" style:font-weight-asian="normal" style:font-size-complex="12pt" style:font-style-complex="italic" style:font-weight-complex="normal"/>
    </style:style>
    <style:style style:name="T97" style:family="text">
      <style:text-properties style:font-name="Garamond" fo:font-size="12pt" fo:font-style="italic" fo:font-weight="bold" officeooo:rsid="0028c8c7" style:font-size-asian="10.5pt" style:font-style-asian="italic" style:font-weight-asian="bold" style:font-size-complex="12pt" style:font-style-complex="italic" style:font-weight-complex="bold"/>
    </style:style>
    <style:style style:name="T98" style:family="text">
      <style:text-properties style:font-name="Garamond" fo:font-size="12pt" fo:font-style="italic" style:text-underline-style="solid" style:text-underline-width="auto" style:text-underline-color="font-color" fo:font-weight="normal" officeooo:rsid="0058f15e" style:font-size-asian="10.5pt" style:font-style-asian="italic" style:font-weight-asian="normal" style:font-size-complex="12pt" style:font-style-complex="italic" style:font-weight-complex="normal"/>
    </style:style>
    <style:style style:name="T99" style:family="text">
      <style:text-properties style:font-name="Garamond" fo:font-size="12pt" fo:font-style="italic" style:text-underline-style="solid" style:text-underline-width="auto" style:text-underline-color="font-color" fo:font-weight="normal" officeooo:rsid="005a7e89" style:font-size-asian="10.5pt" style:font-style-asian="italic" style:font-weight-asian="normal" style:font-size-complex="12pt" style:font-style-complex="italic" style:font-weight-complex="normal"/>
    </style:style>
    <style:style style:name="T100" style:family="text">
      <style:text-properties style:font-name="Garamond" fo:font-size="12pt" fo:font-weight="normal" style:font-size-asian="10.5pt" style:font-weight-asian="normal" style:font-size-complex="12pt" style:font-weight-complex="normal"/>
    </style:style>
    <style:style style:name="T101" style:family="text">
      <style:text-properties style:font-name="Garamond" fo:font-size="10pt" officeooo:rsid="0098d600" style:font-size-asian="10pt" style:font-size-complex="10pt"/>
    </style:style>
    <style:style style:name="T102" style:family="text">
      <style:text-properties style:font-name="Garamond" fo:font-size="10pt" officeooo:rsid="00a2ec7f" style:font-size-asian="10pt" style:font-size-complex="10pt"/>
    </style:style>
    <style:style style:name="T103" style:family="text">
      <style:text-properties style:font-name="Garamond" fo:font-size="10pt" fo:font-style="normal" fo:font-weight="normal" officeooo:rsid="0098d600" style:font-size-asian="10pt" style:font-style-asian="normal" style:font-weight-asian="normal" style:font-size-complex="10pt" style:font-style-complex="normal" style:font-weight-complex="normal"/>
    </style:style>
    <style:style style:name="T104" style:family="text">
      <style:text-properties style:font-name="Garamond" fo:font-size="10pt" fo:font-style="normal" fo:font-weight="normal" officeooo:rsid="00a13ea4" style:font-size-asian="10pt" style:font-style-asian="normal" style:font-weight-asian="normal" style:font-size-complex="10pt" style:font-style-complex="normal" style:font-weight-complex="normal"/>
    </style:style>
    <style:style style:name="T105" style:family="text">
      <style:text-properties style:font-name="Garamond" fo:font-size="10pt" fo:font-style="normal" fo:font-weight="normal" officeooo:rsid="00a1b504" style:font-size-asian="10pt" style:font-style-asian="normal" style:font-weight-asian="normal" style:font-size-complex="10pt" style:font-style-complex="normal" style:font-weight-complex="normal"/>
    </style:style>
    <style:style style:name="T106" style:family="text">
      <style:text-properties fo:font-weight="bold" style:font-weight-asian="bold" style:font-weight-complex="bold"/>
    </style:style>
    <style:style style:name="T107" style:family="text">
      <style:text-properties fo:font-weight="bold" officeooo:rsid="00507254" style:font-weight-asian="bold" style:font-weight-complex="bold"/>
    </style:style>
    <style:style style:name="T108" style:family="text">
      <style:text-properties fo:font-weight="bold" officeooo:rsid="0063b458" style:font-weight-asian="bold" style:font-weight-complex="bold"/>
    </style:style>
    <style:style style:name="T109" style:family="text">
      <style:text-properties officeooo:rsid="002a7182"/>
    </style:style>
    <style:style style:name="T110" style:family="text">
      <style:text-properties officeooo:rsid="00348e1d"/>
    </style:style>
    <style:style style:name="T111" style:family="text">
      <style:text-properties officeooo:rsid="003ba2af"/>
    </style:style>
    <style:style style:name="T112" style:family="text">
      <style:text-properties officeooo:rsid="003d71bb"/>
    </style:style>
    <style:style style:name="T113" style:family="text">
      <style:text-properties officeooo:rsid="003f2d1e"/>
    </style:style>
    <style:style style:name="T114" style:family="text">
      <style:text-properties officeooo:rsid="004073c7"/>
    </style:style>
    <style:style style:name="T115" style:family="text">
      <style:text-properties officeooo:rsid="004297e2"/>
    </style:style>
    <style:style style:name="T116" style:family="text">
      <style:text-properties officeooo:rsid="0043db52"/>
    </style:style>
    <style:style style:name="T117" style:family="text">
      <style:text-properties officeooo:rsid="004db9ee"/>
    </style:style>
    <style:style style:name="T118" style:family="text">
      <style:text-properties officeooo:rsid="004eab34"/>
    </style:style>
    <style:style style:name="T119" style:family="text">
      <style:text-properties officeooo:rsid="00561846"/>
    </style:style>
    <style:style style:name="T120" style:family="text">
      <style:text-properties officeooo:rsid="0057bd81"/>
    </style:style>
    <style:style style:name="T121" style:family="text">
      <style:text-properties officeooo:rsid="005cd93e"/>
    </style:style>
    <style:style style:name="T122" style:family="text">
      <style:text-properties style:text-underline-style="solid" style:text-underline-width="auto" style:text-underline-color="font-color"/>
    </style:style>
    <style:style style:name="T123" style:family="text">
      <style:text-properties style:text-underline-style="solid" style:text-underline-width="auto" style:text-underline-color="font-color" officeooo:rsid="0063d07e"/>
    </style:style>
    <style:style style:name="T124" style:family="text">
      <style:text-properties officeooo:rsid="0063b458"/>
    </style:style>
    <style:style style:name="T125" style:family="text">
      <style:text-properties officeooo:rsid="0063d07e"/>
    </style:style>
    <style:style style:name="T126" style:family="text">
      <style:text-properties officeooo:rsid="006d1edd"/>
    </style:style>
    <style:style style:name="T127" style:family="text">
      <style:text-properties officeooo:rsid="006e62a6"/>
    </style:style>
    <style:style style:name="T128" style:family="text">
      <style:text-properties officeooo:rsid="00748886"/>
    </style:style>
    <style:style style:name="T129" style:family="text">
      <style:text-properties officeooo:rsid="007619d2"/>
    </style:style>
    <style:style style:name="T130" style:family="text">
      <style:text-properties officeooo:rsid="007afc3b"/>
    </style:style>
    <style:style style:name="T131" style:family="text">
      <style:text-properties officeooo:rsid="007b352f"/>
    </style:style>
    <style:style style:name="T132" style:family="text">
      <style:text-properties officeooo:rsid="007b4fda"/>
    </style:style>
    <style:style style:name="T133" style:family="text">
      <style:text-properties officeooo:rsid="0081174a"/>
    </style:style>
    <style:style style:name="T134" style:family="text">
      <style:text-properties officeooo:rsid="00828280"/>
    </style:style>
    <style:style style:name="T135" style:family="text">
      <style:text-properties officeooo:rsid="00863760"/>
    </style:style>
    <style:style style:name="T136" style:family="text">
      <style:text-properties officeooo:rsid="0087a7c4"/>
    </style:style>
    <style:style style:name="T137" style:family="text">
      <style:text-properties officeooo:rsid="008a0db3"/>
    </style:style>
    <style:style style:name="T138" style:family="text">
      <style:text-properties officeooo:rsid="008d245d"/>
    </style:style>
    <style:style style:name="T139" style:family="text">
      <style:text-properties officeooo:rsid="0091185c"/>
    </style:style>
    <style:style style:name="T140" style:family="text">
      <style:text-properties officeooo:rsid="00913063"/>
    </style:style>
    <style:style style:name="T141" style:family="text">
      <style:text-properties officeooo:rsid="0099b971"/>
    </style:style>
    <style:style style:name="T142" style:family="text">
      <style:text-properties officeooo:rsid="00a89ad3"/>
    </style:style>
    <style:style style:name="T143" style:family="text">
      <style:text-properties officeooo:rsid="00aa57b5"/>
    </style:style>
    <style:style style:name="T144" style:family="text">
      <style:text-properties officeooo:rsid="00ae1d8e"/>
    </style:style>
    <style:style style:name="T145" style:family="text">
      <style:text-properties officeooo:rsid="00b2b88b"/>
    </style:style>
    <style:style style:name="T146" style:family="text">
      <style:text-properties style:font-name="Helvetica" fo:font-size="14pt" fo:font-style="italic" fo:font-weight="bold" officeooo:rsid="0022f4dd" style:font-size-asian="14pt" style:font-style-asian="italic" style:font-weight-asian="bold" style:font-size-complex="14pt" style:font-style-complex="italic" style:font-weight-complex="bold"/>
    </style:style>
    <style:style style:name="T147" style:family="text">
      <style:text-properties style:font-name="Helvetica" fo:font-size="14pt" fo:font-style="normal" fo:font-weight="bold" officeooo:rsid="0022f4dd" style:font-size-asian="14pt" style:font-style-asian="normal" style:font-weight-asian="bold" style:font-size-complex="14pt" style:font-style-complex="normal" style:font-weight-complex="bold"/>
    </style:style>
    <style:style style:name="T148" style:family="text">
      <style:text-properties officeooo:rsid="00b96d11"/>
    </style:style>
    <style:style style:name="T149" style:family="text">
      <style:text-properties officeooo:rsid="00bbcfb4"/>
    </style:style>
    <style:style style:name="T150" style:family="text">
      <style:text-properties officeooo:rsid="00bd8a96"/>
    </style:style>
    <style:style style:name="T151" style:family="text">
      <style:text-properties officeooo:rsid="00bf40af"/>
    </style:style>
    <style:style style:name="T152" style:family="text">
      <style:text-properties officeooo:rsid="00c088b2"/>
    </style:style>
    <style:style style:name="T153" style:family="text">
      <style:text-properties officeooo:rsid="00c0d87b"/>
    </style:style>
    <style:style style:name="T154" style:family="text">
      <style:text-properties officeooo:rsid="00c2d697"/>
    </style:style>
    <style:style style:name="T155" style:family="text">
      <style:text-properties officeooo:rsid="00c7287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5">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text:span text:style-name="T1">a protección jurídica del software</text:span></text:p>
      <text:p text:style-name="P10">Generalidades</text:p>
      <text:p text:style-name="P16">E<text:span text:style-name="T18">l origen de la cuestión del tratamiento jurídico de los programas de ordenador radica en la diferenciación conceptual del ordenador y los programas (IBM, facturas separadas de </text:span><text:span text:style-name="T3">hardware</text:span><text:span text:style-name="T18"> y </text:span><text:span text:style-name="T3">software</text:span><text:span text:style-name="T18">).</text:span></text:p>
      <text:p text:style-name="P52"><text:span text:style-name="T21">El </text:span><text:span text:style-name="T76">hardware </text:span><text:span text:style-name="T21">queda amparado por el derecho de patentes y marcas. Los programas, sin embargo, son bienes inmateriales, p</text:span><text:span text:style-name="T20">roducto de una actividad creativa, que, con su característica de originalidad, lleva</text:span><text:span text:style-name="T22">n</text:span><text:span text:style-name="T20"> aparejada una gran carga de intelectualidad. Ello supone ciertas características peculiares</text:span><text:span text:style-name="T21">:</text:span></text:p>
      <text:list xml:id="list328749797" text:style-name="L1">
        <text:list-item>
          <text:p text:style-name="P94">Se asemejan a bienes industriales (grandes esfuerzos investigadores, altos costes de desarrollo, etc.).</text:p>
        </text:list-item>
        <text:list-item>
          <text:p text:style-name="P107"><text:span text:style-name="T20">También a los que acoge la propiedad intelectual: f</text:span><text:span text:style-name="T21">ácilmente copiables.</text:span></text:p>
          <text:list>
            <text:list-item>
              <text:p text:style-name="P94">La copia puede ser de mayor calidad que el original.</text:p>
            </text:list-item>
          </text:list>
        </text:list-item>
      </text:list>
      <text:p text:style-name="P17">Por ello, se encuentra a medio camino entre un bien indu</text:p>
      <text:p text:style-name="P12">P<text:span text:style-name="T1">rotección </text:span><text:span text:style-name="T17">sui generis.</text:span></text:p>
      <text:p text:style-name="P53"><text:span text:style-name="T23">L</text:span><text:span text:style-name="T22">os objetos de propiedad intelectual son creaciones originales</text:span><text:span text:style-name="T22"><text:note text:id="ftn1" text:note-class="footnote"><text:note-citation>1</text:note-citation><text:note-body><text:p text:style-name="P2">«Original» en el sentido subjetivo de expresar la personalidad de su autor, o en el objetivo de constituir un medio de enriquecer el acervo cultural de la sociedad.</text:p></text:note-body></text:note></text:span><text:span text:style-name="T22"> literarias, artísticas o científicas. La jurisdicción relativa a esos bienes pretende proteger a los autores de esas obras. </text:span><text:span text:style-name="T69">Se puede encuadrar a los programas de ordenador en el tipo de las obras de propiedad intelectual</text:span><text:span text:style-name="T22"> (y así lo hace nuestra Ley de Propiedad Intelectual. Sin embargo, esto no se debe a la naturaleza de la obra, sino a ser una solución aceptada </text:span><text:span text:style-name="T77">de facto</text:span><text:span text:style-name="T22">. </text:span><text:span text:style-name="T70">También se podría adaptar a la Propiedad Industrial</text:span><text:span text:style-name="T24">, </text:span><text:span text:style-name="T25">como se indica a continuación</text:span><text:span text:style-name="T22">). </text:span><text:span text:style-name="T25">Pero por otra parte, en Ley de Patentes, art. 4.1., «son patentables las invenciones nuevas que impliquen una actividad inventiva y que sean susceptibles de aplicación industrial»: el </text:span><text:span text:style-name="T78">software </text:span><text:span text:style-name="T25">podría recibir amparo bajo el Derecho industrial.</text:span></text:p>
      <text:p text:style-name="P56"><text:span text:style-name="T71">E</text:span><text:span text:style-name="T72">s difícil encuadrar el </text:span><text:span text:style-name="T97">software </text:span><text:span text:style-name="T72">en ninguna de las dos categorías, por lo que es posible que lo más adecuado fuera ofrecer una protección </text:span><text:soft-page-break/><text:span text:style-name="T97">sui generis</text:span><text:span text:style-name="T34">, no necesariamente equidistante, sino equilibrada en adecuación a las características de los programas en relación a la legislación en que se los acomode (</text:span><text:span text:style-name="T72">tampoco es una solución óptima, y en varias ocasiones ha sido rechazada</text:span><text:span text:style-name="T34">)</text:span><text:span text:style-name="T34"><text:note text:id="ftn2" text:note-class="footnote"><text:note-citation>2</text:note-citation><text:note-body><text:p text:style-name="P4">A este respecto, Davara defiende el establecimiento de una nueva categoría de «<text:span text:style-name="T2">copyright </text:span><text:span text:style-name="T16">industrial</text:span>» que acogiera los programas – junto a otros ejemplos más tradicionales, como los dibujos técnicos –.</text:p></text:note-body></text:note></text:span><text:span text:style-name="T34">. De hecho, por otra parte, Davara suscribe la opinión de que el uso de la Propiedad Intelectual para la protección del </text:span><text:span text:style-name="T81">software </text:span><text:span text:style-name="T35">proporciona una ventaja sobre una nueva legislación: la de proporcionar un sistema ya probado e internacional «que provee “trato nacional” y ciertos derechos mínimos, incluyendo derechos morales».</text:span></text:p>
      <text:p text:style-name="P13"><text:span text:style-name="T1">S</text:span>obre la patentabilidad del software.</text:p>
      <text:p text:style-name="P15">L<text:span text:style-name="T109">a Directiva Europea y la ley nacional de Propiedad Intelectual recogen la fórmula de la legislación sobre el </text:span><text:span text:style-name="T4">software</text:span><text:span text:style-name="T109"> al modo de la Propiedad Intelectual; en nuestro entorno, tanto por la vía legislativa como por la jurisprudencial, el </text:span><text:span text:style-name="T4">software</text:span><text:span text:style-name="T109"> ha sido excluido del ámbito de protección por el camino de las patentes (aunque se acepta la patentabilidad de procedimientos que contengan como parte el uso de programas de ordenador):</text:span></text:p>
      <text:p text:style-name="P65">«<text:span text:style-name="T106">No se considerarán invenciones</text:span>…, en particular: …c) Los planes, reglas y métodos para el ejercicio de actividades intelectuales, para juegos o para actividades económico-comerciales, así como <text:span text:style-name="T106">los programas de ordenadores.</text:span>»</text:p>
      <text:p text:style-name="P66"/>
      <text:p text:style-name="P66">(Ley 24/2015, de 24 de julio, de Patentes, art. 4)</text:p>
      <text:p text:style-name="P54"><text:span text:style-name="T26">En otros lugares – v.gr., EEUU o Japón – el </text:span><text:span text:style-name="T79">software</text:span><text:span text:style-name="T27"> se halla protegido bajo la figura de la patente. </text:span><text:span text:style-name="T26">Ello abre la pregunta sobre la bondad de cada aproximación, los modos como conciliarlas, etc. </text:span><text:span text:style-name="T28">(ha habido intentos desde </text:span><text:span text:style-name="T29">E</text:span><text:span text:style-name="T28">uropa de modificar la normativa pero han sido rechazados).</text:span></text:p>
      <text:p text:style-name="P134">La cuestión al final estriba en superar problemas de mercado pero sin ceder en seguridad jurídica.</text:p>
      <text:p text:style-name="P10">La protección jurídica del software</text:p>
      <text:p text:style-name="P18">E<text:span text:style-name="T110">l principal problema para la vía de las patentes es la vulnerabilidad del </text:span><text:span text:style-name="T5">software</text:span><text:span text:style-name="T5"><text:note text:id="ftn3" text:note-class="footnote"><text:note-citation>3</text:note-citation><text:note-body><text:p text:style-name="P3">Su facilidad para ser copiado, incluso para saber cuál es el original.</text:p></text:note-body></text:note></text:span><text:span text:style-name="T110">.</text:span></text:p>
      <text:p text:style-name="P9">1. El camino de los derechos de autor</text:p>
      <text:p text:style-name="P19"><text:span text:style-name="T110">Las ventajas derivadas de amparar el </text:span><text:span text:style-name="T5">software</text:span><text:span text:style-name="T110"> bajo la protección de la Propiedad Intelectual son las siguientes.</text:span></text:p>
      <text:p text:style-name="P11">1.1. Plazo de protección</text:p>
      <text:p text:style-name="P20">E<text:span text:style-name="T111">l plazo de protección en el caso de los derechos de autor en las distintas legislaciones es mayor que el de los derechos de propiedad industrial. Con ello se incita al autor a que vaya depurando y adaptando su obra a las necesidades detectadas por el usuario, con la seguridad de que la inversión podrá recuperarse gracias a la concesión de un plazo más largo para comercializar el resultado y beneficiarse legítimamente.</text:span></text:p>
      <text:p text:style-name="P11">1.2. Copias no autorizadas</text:p>
      <text:p text:style-name="P21">E<text:span text:style-name="T112">l tratamiento que la legislación da a los derechos de autor puede ser adecuado para confrontar el mayor problema con que se encuentra el autor de un programa de ordenador: la facilidad de copia no autorizada.</text:span></text:p>
      <text:p text:style-name="P11">1.3. Nacimiento de la protección en forma automática</text:p>
      <text:p text:style-name="P22">L<text:span text:style-name="T113">a protección que estamos analizando, bajo la figura jurídica de los derechos de autor, nace desde el mismo instante en que la idea es expresada en un soporte, sin necesidad de someterla a ningún formalismo para que ya sea objeto de esa protección. Esto la hace adecuada a los programas de ordenador, que desde su nacimiento, expresados en un soporte (magnético, digital, o papel) ya estaría protegido.</text:span></text:p>
      <text:p text:style-name="P11"><text:soft-page-break/>1.4. Pocas obligaciones para el titular</text:p>
      <text:p text:style-name="P23">E<text:span text:style-name="T114">l titular de los derechos no necesita, amparado por los derechos de autor, realizar ninguna acción o cumplir ninguna obligación para ser protegido por las disposiciones de las leyes de Propiedad Intelectual.</text:span></text:p>
      <text:p text:style-name="P63">§</text:p>
      <text:p text:style-name="P24">L<text:span text:style-name="T115">a propiedad de un programa puede ser cedida o transmitida libremente, claro.</text:span></text:p>
      <text:p text:style-name="P14">L<text:span text:style-name="T116">a Directiva del Consejo de las Comunidades Europeas</text:span></text:p>
      <text:p text:style-name="P55"><text:span text:style-name="T30">D</text:span><text:span text:style-name="T31">irectiva del Parlamento Europeo y del Consejo, 91/250/CEE, de 14 de mayo de 1991, sobre la protección jurídica de programas de ordenador. Esta Directiva tiene por finalidad unificar en los países miembros de la Unión la protección jurídica del </text:span><text:span text:style-name="T80">software</text:span><text:span text:style-name="T31">. En </text:span><text:span text:style-name="T32">ella </text:span><text:span text:style-name="T31">se indica que se debe conceder a los programas una protección con arreglo a la legislación sobre derechos de autor, «sin perjuicio de la aplicación de otros tipos de protección cuando proceda». </text:span><text:span text:style-name="T33">La Directiva se transpuso en la Ley 16/1993 que fue derogada en favor del Texto Refundido de la Ley de Propiedad Intelectual (Real Decreto Legislativo 1/1996).</text:span></text:p>
      <text:p text:style-name="P25">A la luz de nuestra actual Ley de Propiedad Intelectual realizaremos el estudio subsiguiente, no sin comentar la Directiva citada y también la Directiva 93/98/CE, del Parlamento y el Consejo, relativa a la armonización del plazo de protección del derecho de autor.</text:p>
      <text:p text:style-name="P64">§</text:p>
      <text:p text:style-name="P26">Comenzamos nuestro tránsito legislativo por el Código Civil, que indica que</text:p>
      <text:p text:style-name="P87"><text:span text:style-name="T19">«</text:span><text:span text:style-name="T75">el autor de una obra literaria, científica o artística tiene el derecho de explotarla y disponer de ella a su voluntad</text:span></text:p>
      <text:p text:style-name="P76"><text:soft-page-break/></text:p>
      <text:p text:style-name="P88"><text:span text:style-name="T75">(Código Civil, art. 428)</text:span><text:span text:style-name="T19">»</text:span></text:p>
      <text:p text:style-name="P28">y remitiendo a la legislación especial, que</text:p>
      <text:p text:style-name="P85"><text:span text:style-name="T100">«</text:span><text:span text:style-name="T75">la ley sobre propiedad intelectual determina las personas a quienes pertenece ese derecho, la forma de su ejercicio y el tiempo de su duración. En casos no previstos ni resueltos por dicha ley especial se aplicarán las relgas establecidas en este Código sobre la propiedad</text:span></text:p>
      <text:p text:style-name="P76"/>
      <text:p text:style-name="P86"><text:span text:style-name="T75">(Código Civil, art. 429)</text:span><text:span text:style-name="T100">»</text:span></text:p>
      <text:p text:style-name="P9">2. Los programas de ordenador en la normativa sobre Propiedad Intelectual</text:p>
      <text:p text:style-name="P27">L<text:span text:style-name="T117">imitemos ahora los objetos que pueden gozar de esta protección:</text:span></text:p>
      <text:p text:style-name="P13">¿Qué es un programa de ordenador?</text:p>
      <text:p text:style-name="P29">Definiremos un programa de ordenador como «un conjunto de órdenes o instrucciones que, siguiendo una lógica determinada, guían o dirigen las actividades del sistema (ordenador), indicándoles las acciones u operaciones a realizar para lograr el fin deseado».</text:p>
      <text:p text:style-name="P30">L<text:span text:style-name="T120">a Directiva 91/250/CEE incluye, a efectos prácticos, programas en cualquier forma (incluso los que se incorporan en el </text:span><text:span text:style-name="T6">hardware</text:span><text:span text:style-name="T120">), y en el concepto incluye también el trabajo preparatorio de concepción, también</text:span></text:p>
      <text:p text:style-name="P67">«...la expresión “programas de ordenador” comprenderá su documentación preparatoria.</text:p>
      <text:p text:style-name="P73"/>
      <text:p text:style-name="P73">(Directiva 91/250/CEE, apartado 1, artículo 1)»</text:p>
      <text:p text:style-name="P31">La Propuesta de Directiva base sí que incluía una definición, que incluso aclaraba que la protección se hacía extensiva al material preparatorio y de apoyo.</text:p>
      <text:p text:style-name="P31"><text:soft-page-break/>La Ley de Propiedad Intelectual sí que da una definición, indicando que <text:span text:style-name="T121">primero,</text:span></text:p>
      <text:p text:style-name="P67">«…se entenderá por programa de ordenador toda secuencia de instrucciones o indicaciones destinadas a ser utilizadas, directa o indirectamente, en un sistema informático para realizar una función o una tarea o para obtener un resultado determinado, cualquiera que fuere su forma de expresión y fijación.</text:p>
      <text:p text:style-name="P73">(Ley de Propiedad Intelectual, art. 96)»</text:p>
      <text:p text:style-name="P32">s<text:span text:style-name="T121">egundo,</text:span></text:p>
      <text:p text:style-name="P67">«A los mismos efectos, la expresión programas de ordenador comprenderá <text:span text:style-name="T122">también su documentación preparatoria</text:span>.</text:p>
      <text:p text:style-name="P73"/>
      <text:p text:style-name="P73">(Ley de Propiedad Intelectual, art. 96)»</text:p>
      <text:p text:style-name="P32">t<text:span text:style-name="T121">ercero,</text:span></text:p>
      <text:p text:style-name="P89"><text:span text:style-name="T82">«</text:span><text:span text:style-name="T98">L</text:span><text:span text:style-name="T99">a documentación técnica y los manuales de uso de un programa gozarán de la misma protección</text:span><text:span text:style-name="T83"> que este Título dispensa a los programas de ordenador.</text:span></text:p>
      <text:p text:style-name="P74"/>
      <text:p text:style-name="P74">(Ley de Propiedad Intelectual, art. 96)»</text:p>
      <text:p text:style-name="P35">y cuarto,</text:p>
      <text:p text:style-name="P84"><text:span text:style-name="T7">«</text:span><text:span text:style-name="T2">Asimismo, </text:span><text:span text:style-name="T15">esta protección se extiende a cualesquiera versiones sucesivas del programa, así como a los programas derivados</text:span><text:span text:style-name="T2">, salvo aquéllas creadas con el fin de ocasionar efectos nocivos a un sistema informático</text:span><text:span text:style-name="T2"><text:note text:id="ftn4" text:note-class="footnote"><text:note-citation>4</text:note-citation><text:note-body><text:p text:style-name="P5">Referencia a los «virus» informáticos.</text:p></text:note-body></text:note></text:span></text:p>
      <text:p text:style-name="P77"/>
      <text:p text:style-name="P77">(Ley de Propiedad Intelectual, art. 96.3, primer párrafo)»</text:p>
      <text:p text:style-name="P33">Por otra parte, ampara los programas que formen parte de una patente bajo las normas de Propiedad Industrial:</text:p>
      <text:p text:style-name="P90"><text:soft-page-break/><text:span text:style-name="T82">«C</text:span><text:span text:style-name="T84">uando los programas de ordenador formen parte de una patente o un modelo de utilidad gozarán, sin perjuicio de los dispuesto en la presente Ley, de la protección que pudiera corresponderles por aplicación del régimen jurídico de la Propiedad Industrial.</text:span></text:p>
      <text:p text:style-name="P78"/>
      <text:p text:style-name="P78">(Ley de Propiedad Intelectual, art. 96.3, segundo párrafo)»</text:p>
      <text:p text:style-name="P13">La originalidad y la expresión de la idea.</text:p>
      <text:p text:style-name="P34">E<text:span text:style-name="T124">l </text:span><text:span text:style-name="T108">criterio fundamental</text:span><text:span text:style-name="T124"> para conceder la protección es el de la </text:span><text:span text:style-name="T108">originalidad</text:span><text:span text:style-name="T124">, en el sentido de que sea una creación propia de su autor. La Ley de Propiedad intelectual considera</text:span></text:p>
      <text:p text:style-name="P68">«<text:span text:style-name="T125">objeto de propiedad intelectual todas las creaciones </text:span><text:span text:style-name="T123">originales</text:span><text:span text:style-name="T125"> […] </text:span><text:span text:style-name="T123">expresadas</text:span><text:span text:style-name="T125"> por cualquier medio o soporte, tangible o intangible, actualmente conocido o que se invente en el futuro.</text:span></text:p>
      <text:p text:style-name="P68"/>
      <text:p text:style-name="P79">(Ley de Propiedad Intelectual, art. 10.1)»</text:p>
      <text:p text:style-name="P57"><text:span text:style-name="T37">E</text:span><text:span text:style-name="T38">sto pone sobre la mesa el problema de interpretar el concepto de originalidad en el caso de la expresión de un programa de ordenador. No se puede solventar e</text:span><text:span text:style-name="T40">sto</text:span><text:span text:style-name="T38"> por los r</text:span><text:span text:style-name="T39">esultados de </text:span><text:span text:style-name="T41">uso del</text:span><text:span text:style-name="T85"> software</text:span><text:span text:style-name="T86"> </text:span><text:span text:style-name="T39">(pues a ellos se puede llegar incluso m</text:span><text:span text:style-name="T42">ediante</text:span><text:span text:style-name="T39"> d</text:span><text:span text:style-name="T42">iferentes </text:span><text:span text:style-name="T39">programas), sino que debe hacerse mediante el proceso de confección del programa </text:span><text:span text:style-name="T43">(especificaciones, análisis, diagramas, documentaciones, etc.). </text:span><text:span text:style-name="T44">La necesidad de expresión subsana la necesidad de que pueda ser objeto de conocimiento por terceros (cosa que no ocurre si se encuentra solamente en la mente del autor). </text:span><text:span text:style-name="T45">Esta idea también está en el Convenio de Berna:</text:span></text:p>
      <text:p text:style-name="P80">«…las obras literarias y artísticas o algunos de sus géneros no estarán protegidos mientras no hayan sido fijados en un soporte material.</text:p>
      <text:p text:style-name="P69"><text:soft-page-break/></text:p>
      <text:p text:style-name="P82">(Convenio de Berna, art. 2.2)»</text:p>
      <text:p text:style-name="P13">Los autores.</text:p>
      <text:p text:style-name="P36"><text:span text:style-name="T132">Los beneficiarios serán, según la Directiva (art. 3) las personas físicas y jurídicas especificadas por la legislación nacional. </text:span>L<text:span text:style-name="T126">a Ley española centra en las personas naturales la consideración de autor de las obras objeto de propiedad intelectual. No obstante, en casos determinados y expresamente previstos en la Ley, las personas jurídicas también se podrán beneficiar de la protección que concede al autor.</text:span></text:p>
      <text:p text:style-name="P37">La condición de autor viene otorgada por la creación de la obra. <text:span text:style-name="T127">En el caso de un programa de ordenador, el autor es quien realiza las fases de creación que van desde el preanálisis hasta la depuración, y todo lo que hay en medio, lo cual normalmente es llevado a cabo por varias personas. La Ley contempla esta situación, que recoge también para obras artísticas y literarias:</text:span></text:p>
      <text:p text:style-name="P81">«Los derechos sobre una obra que sea resultado unitario de la colaboración de varios autores corresponden a todos ellos.</text:p>
      <text:p text:style-name="P70"/>
      <text:p text:style-name="P83">(Ley de Propiedad Intelectual, art. 7)»</text:p>
      <text:p text:style-name="P38">E<text:span text:style-name="T128">sto produce respecto a la coautoría las dudas propias de una norma que en general no ha tenido en cuenta como base y posterior desarrollo los programas de ordenador: e.g., en lo relativo a la explotación separada de los diferentes módulos que componen un </text:span><text:span text:style-name="T8">software </text:span><text:span text:style-name="T129">concreto (aunque la ley recoge que esto no es posible en casos en que se perjudique la explotación común, pero tal perjuicio apela más al ánimo que a la realidad del daño causado). Esto desprotege ostensiblemente a los autores si no se realiza una interpretación clara de la legislación.</text:span></text:p>
      <text:p text:style-name="P40">Casos concretos y bien especificados son:</text:p>
      <text:list xml:id="list2292012355" text:style-name="L2">
        <text:list-item>
          <text:p text:style-name="P95"><text:soft-page-break/>Un programa creado conjuntamente por varias personas físicas proporciona derechos de propiedad común (Directiva, art. 2.2, Ley de Propiedad Intelectual art. 97.3).</text:p>
        </text:list-item>
        <text:list-item>
          <text:p text:style-name="P95">Sin embargo, cuando un trabajador por cuenta ajena realice un programa como parte de las funciones que le han sido encomendadas, salvo pacto en sentido contrario, los derechos <text:span text:style-name="T2">económicos </text:span>consecuencia de la explotación del mismo, serán exclusivamente del empresario (Directiva art. 2.3, <text:span text:style-name="T130">Ley de Propiedad Intelectual art. 97.4</text:span>).</text:p>
        </text:list-item>
      </text:list>
      <text:p text:style-name="P39">L<text:span text:style-name="T131">a directiva no dice nada de los derechos morales; la Ley de Propiedad Intelectual (art. 14) califica los derechos morales de irrenunciables e inalienables.</text:span></text:p>
      <text:p text:style-name="P42">También conviene señalar que la ley española (art. 97.2) indica que salvo pacto contrario, en caso de obras colectivas, tendrá la consideración de autor la persona natural o jurídica que edite y divulgue la obra bajo su nombre.</text:p>
      <text:p text:style-name="P41">Como apunte final, es digno de comentario que la permisividad para con la inclusión de las personas jurídicas desvirtúa en cierta medida el fin de ser base de armonización legislativa de la Directiva, al permitir diferentes formas de atribuir la autoría a los diferentes Estados nacionales.</text:p>
      <text:p text:style-name="P9">3. Los derechos morales y los derechos patrimoniales</text:p>
      <text:p text:style-name="P58"><text:span text:style-name="T46">L</text:span><text:span text:style-name="T47">a Ley de Propiedad Intelectual reconoce a los autores dos tipos de derechos: los «derechos morales» (bajo la rúbrica de «Derecho Moral», arts. 14 a 16) y los «derechos patrimoniales» (bajo la rúbrica de «Derechos de Explotación», arts. 17 a 23).</text:span></text:p>
      <text:p text:style-name="P62"><text:span text:style-name="T47">L</text:span><text:span text:style-name="T19">os «derechos morales», con calidad de «irrenunciables e inalienables», están basados en el reconocimiento de la paternidad de la obra, están recogidos en el art. 14 en siete apartados, que recogen como derechos morales</text:span></text:p>
      <text:list xml:id="list1477973354" text:style-name="L3">
        <text:list-item>
          <text:p text:style-name="P96">Decidir si la obra ha de ser divulgada y qué forma</text:p>
        </text:list-item>
        <text:list-item>
          <text:p text:style-name="P96"><text:soft-page-break/>Si ha de hacerse con su nombre, bajo seudónimo o signo, o en forma anónima</text:p>
        </text:list-item>
        <text:list-item>
          <text:p text:style-name="P96">Exigir el reconocimiento de su condición de autor</text:p>
        </text:list-item>
        <text:list-item>
          <text:p text:style-name="P96">Exigir el respeto a la integridad de la obra e impedir cualquier deformación, modificación, alteración o atentado contra ella que suponga perjuicio a los intereses del autor o menoscabo de su reputación</text:p>
        </text:list-item>
        <text:list-item>
          <text:p text:style-name="P96">Modificar la obra respetando los derechos adquiridos por terceros</text:p>
        </text:list-item>
        <text:list-item>
          <text:p text:style-name="P96">Retirar la obra del comercio, por cambio de sus convicciones intelectuales o morales, previa indemnización de daños y perjuicios a los titulares de derechos de explotación</text:p>
        </text:list-item>
        <text:list-item>
          <text:p text:style-name="P96">Poder acceder al ejemplar único o raro de la obra, cuando éste se hallare en poder de otro, para ejercitar el derecho de divulgación o cualquiera otro que le correspondiera</text:p>
        </text:list-item>
      </text:list>
      <text:p text:style-name="P59"><text:span text:style-name="T48">A la muerte del autor, l</text:span><text:span text:style-name="T49">os derechos de exigencia del reconocimiento y del respeto a la integridad</text:span><text:span text:style-name="T48"> corresponden, sin límite de tiempo, a la persona física o jurídica que el autor haya indicado en su última voluntad, o en su defecto, a los herederos (art. 15).</text:span></text:p>
      <text:p text:style-name="P43">Respecto a los derechos patrimoniales indica la Ley que</text:p>
      <text:p text:style-name="P71">«<text:span text:style-name="T133">corresponde al autor el ejercicio exclusivo de los derechos de explotación de su obra en cualquier forma y, en especial, los derechos de reproducción, distribución, comunicación pública y transformación, que no podrán ser realizados sin su autorización, salvo en los casos previos en la presente Ley</text:span></text:p>
      <text:p text:style-name="P71"/>
      <text:p text:style-name="P75"><text:span text:style-name="T133">(Ley de Propiedad Intelectual, art. 17)</text:span>»</text:p>
      <text:p text:style-name="P135">E<text:span text:style-name="T134">stos derechos pueden cederse, y éste es uno de los principales motivos de que sean el centro de mayores agresiones.</text:span></text:p>
      <text:p text:style-name="P10">Algunas características especiales</text:p>
      <text:p text:style-name="P44">L<text:span text:style-name="T135">a incorporación de los programas de ordenador a las creaciones amparadas por la Ley de Propiedad Intelectual supone la necesidad de adecuar <text:s/>la protección otorgada, de manera más o menos artificial, a las particularidades de aquéllos.</text:span></text:p>
      <text:p text:style-name="P9">1. Duración de los derechos de explotación</text:p>
      <text:p text:style-name="P45">L<text:span text:style-name="T136">a Ley de Propiedad Intelectual establece una duración durante toda la vida del autor y setenta años tras su muerte para las personas naturales con carácter general (art. 26). El Convenio de Berna disminuye ese período </text:span><text:span text:style-name="T9">post-mortem </text:span><text:span text:style-name="T136">a cincuenta años (art. 7.1).</text:span></text:p>
      <text:p text:style-name="P48">Ahora bien, para los programas de ordenador la Ley de 1987 limitaba esa duración a cincuenta años, lo cual resulta en un notable perjuicio para los creadores. Esto se ha visto corregido tras la publicación del texto refundido que transpone la Directive 93/98/CE (de armonización del plazo). La Directiva establece que el plazo será de cincuenta años sólo para personas jurídicas u obras anónimas, que es lo que refleja actualmente nuestra Ley, mantiendo la duración general en el caso de personas naturales.</text:p>
      <text:p text:style-name="P9">2. Realización de versiones sucesivas</text:p>
      <text:p text:style-name="P46">E<text:span text:style-name="T137">l autor no podrá, salvo pacto en contrario, oponerse a la realización de versiones sucesivas o programas derivados por parte del titular de los derechos de explotación, cosa lógica si se comprende que los intereses económicos de éste dependen en gran manera de dichos derivados. Reflejado tanto en la Ley (art. 100.4) como en la Directiva (arts. 4 y 5).</text:span></text:p>
      <text:p text:style-name="P9">3. Reproducción de las obras</text:p>
      <text:p text:style-name="P60"><text:span text:style-name="T50">Con carácter general, la Ley atribuye los derechos de explotación, en exclusiva, al autor, en especial mediante la reproducción (art. 17). No obstante, respecto al </text:span><text:span text:style-name="T87">software</text:span><text:span text:style-name="T50"> precisa (art. 100.1) que no se necesitará la </text:span><text:soft-page-break/><text:span text:style-name="T50">autorización del titular (salvo disposición contractual en contrario). Esto es necesario por lo señalado en la sección anterior; también para permitir la posibilidad de modificación en orden a armonizar diferentes sistemas; </text:span><text:span text:style-name="T51">las «copias de seguridad» son un caso particular al que la propia Directiva (art. 5.2) y la Ley (art. 100.2) dotan de la importancia que merecen.</text:span></text:p>
      <text:p text:style-name="P9">4. Cesión de los derechos de uso</text:p>
      <text:p text:style-name="P47">E<text:span text:style-name="T138">n relación a los programas de ordenador, en lo tocante a la cesión de derechos de uso, establece la Ley:</text:span></text:p>
      <text:p text:style-name="P91"><text:span text:style-name="T82">«</text:span><text:span text:style-name="T88">salvo prueba en contrario, que dicha cesión tiene carácter no exclusivo e intransferible, presumiéndose asimismo que es para satisfacer únicamente las necesidades del usuario</text:span></text:p>
      <text:p text:style-name="P72"/>
      <text:p text:style-name="P92"><text:span text:style-name="T89">(Ley de Propiedad Intelectual, art. 9</text:span><text:span text:style-name="T88">9</text:span><text:span text:style-name="T89">)</text:span><text:span text:style-name="T82">»</text:span></text:p>
      <text:p text:style-name="P61"><text:span text:style-name="T52">A</text:span><text:span text:style-name="T53">sí, el autor conserva </text:span><text:span text:style-name="T54">el derecho de</text:span><text:span text:style-name="T53"> propiedad en caso de cesión de los derechos de uso.</text:span></text:p>
      <text:p text:style-name="P11">4.1. Registro de la Propiedad Intelectual</text:p>
      <text:p text:style-name="P49">L<text:span text:style-name="T139">a Ley establece (art. 101) que el </text:span><text:span text:style-name="T10">software </text:span><text:span text:style-name="T139">podrá ser objeto de inscripción en el Registro de Propiedad Intelectual. Sin embargo, comenta Davara que esto puede ser un aliciente a la copia (por ser localizable el programa en un lugar claramente definido), razón por la cual quizá sea mejor opción el depósito notarial.</text:span></text:p>
      <text:p text:style-name="P11">4.2. Real Decreto 281/2003, de 7 de marzo, por el que se aprueba el Reglamento General de la Propiedad Intelectual</text:p>
      <text:p text:style-name="P50">E<text:span text:style-name="T140">ste Real Decreto es referido por los artículos 144 y 145 de la Ley. El nuevo Reglamento responde a la necesidad de incluir en la regulación la experiencia adquirida en virtud del uso de las TIC. Como novedades, cabe </text:span><text:soft-page-break/><text:span text:style-name="T140">reseñar la posibilidad de solicitar la inscripción de bases de datos, páginas electrónicas y multimedia.</text:span></text:p>
      <text:p text:style-name="P51">En el apartado n) del artículo 14, se establece que para la inscripción de los programas de ordenador se deben cumplir los siguientes requisitos:</text:p>
      <text:list xml:id="list1908373899" text:style-name="L4">
        <text:list-item>
          <text:p text:style-name="P108"><text:span text:style-name="T82">«</text:span><text:span text:style-name="T90">La totalidad del código fuente, que se presentará como ejemplar de la obra.</text:span></text:p>
        </text:list-item>
        <text:list-item>
          <text:p text:style-name="P104">Un ejecutable del programa.</text:p>
        </text:list-item>
        <text:list-item>
          <text:p text:style-name="P104">Opcionalmente, podrá presentarse una memoria, que contenga:</text:p>
          <text:list>
            <text:list-item>
              <text:p text:style-name="P104">Una breve descripción del programa de ordenador.</text:p>
            </text:list-item>
            <text:list-item>
              <text:p text:style-name="P104">El lenguaje de programación.</text:p>
            </text:list-item>
            <text:list-item>
              <text:p text:style-name="P104">El entorno operativo.</text:p>
            </text:list-item>
            <text:list-item>
              <text:p text:style-name="P104">Un listado de ficheros.</text:p>
            </text:list-item>
            <text:list-item>
              <text:p text:style-name="P104">En su caso, número de depósito legal.</text:p>
            </text:list-item>
          </text:list>
        </text:list-item>
        <text:list-item>
          <text:p text:style-name="P114"><text:span text:style-name="T75">Cuando la extensión del código fuente o las condiciones de archivo lo hicieran necesario, el registro podrá exigir que dicho código se aporte en CD-ROM u otro soporte diferente.</text:span><text:span text:style-name="T82">»</text:span></text:p>
        </text:list-item>
      </text:list>
      <text:p text:style-name="P51">Para las bases de datos se indican los siguientes requisitos en el apartado ñ):</text:p>
      <text:list xml:id="list100238522277671" text:continue-list="list1908373899" text:style-name="L4">
        <text:list-item text:start-value="1">
          <text:p text:style-name="P108"><text:span text:style-name="T82">«</text:span><text:span text:style-name="T90">Memoria descriptiva de la base de datos.</text:span></text:p>
        </text:list-item>
        <text:list-item>
          <text:p text:style-name="P104">Los criterios sistemáticos y metódicos de ordenación.</text:p>
        </text:list-item>
        <text:list-item>
          <text:p text:style-name="P104">El sistema de acceso a los datos.</text:p>
        </text:list-item>
        <text:list-item>
          <text:p text:style-name="P104">Podrá también acompañarse una grabación de la obra en soporte cuyo contenido pueda ser examinado por el registro.</text:p>
        </text:list-item>
        <text:list-item>
          <text:p text:style-name="P104">Se indicará, para su mejor comprensión, el modo de acceso a los datos.</text:p>
        </text:list-item>
        <text:list-item>
          <text:p text:style-name="P108"><text:span text:style-name="T90">En su caso, el número de depósito legal.</text:span><text:span text:style-name="T82">»</text:span></text:p>
        </text:list-item>
      </text:list>
      <text:p text:style-name="P51">Y para las páginas electrónicas y multimedia, se indica en el apartado o):</text:p>
      <text:list xml:id="list100239359634712" text:continue-list="list100238522277671" text:style-name="L4">
        <text:list-item text:start-value="1">
          <text:p text:style-name="P108"><text:soft-page-break/><text:span text:style-name="T82">«</text:span><text:span text:style-name="T91">Descripción por escrito que relacione de forma individualizada cada creación para la que se solicita el registro, identificada con el nombre del fichero informático que la contiene y nombre y apellidos de su autor.</text:span></text:p>
        </text:list-item>
        <text:list-item>
          <text:p text:style-name="P105">Requisitos específicos, de conformidad con lo establecido en este artículo, para la identificación y descripción de las obras, actuaciones o producciones contenidas en la página electrónica o multimedia.</text:p>
        </text:list-item>
        <text:list-item>
          <text:p text:style-name="P106">Copia de la página o multimedia en soporte cuyo contenido pueda ser examinado por el registro.</text:p>
        </text:list-item>
        <text:list-item>
          <text:p text:style-name="P108"><text:span text:style-name="T92">En su caso, número de depósito legal.</text:span><text:span text:style-name="T82">»</text:span></text:p>
        </text:list-item>
      </text:list>
      <text:p text:style-name="P122">Hasta aquí el tema de la Ley de Propiedad Intelectual. Mencionamos que la última actualización<text:note text:id="ftn5" text:note-class="footnote"><text:note-citation>5</text:note-citation><text:note-body><text:p text:style-name="P7">Este texto se escribe en octubre de 2019.</text:p></text:note-body></text:note> <text:span text:style-name="T141">es la publicación de la Ley 2/2019, de 1 de marzo, por la que se modifica el texto refundido de la Ley de Propiedad Intelectual, aprobado por Real Decreto Legislativo 1/1996, de 12 de abril, y por el que se incorporan al ordenamiento jurídico español la Directiva 2015/26/UE del Parlamento Europeo y del Consejo, de 26 de febrero de 2014, y la Directiva (UE) 2017/1564 del Parlamento Europeo y del Consejo, de 13 de septiembre de 2017 (cf. «Anexo: Referencias jurídicas»).</text:span></text:p>
      <text:p text:style-name="P10">La protección penal</text:p>
      <text:p text:style-name="P118"><text:span text:style-name="T56">L</text:span><text:span text:style-name="T57">a Ley Orgánica 6/1987 introduce en el Código Penal los delitos contra la Propiedad Intelectual, en los arts. 270 – 272</text:span><text:span text:style-name="T57"><text:note text:id="ftn0" text:note-class="footnote"><text:note-citation>6</text:note-citation><text:note-body><text:p text:style-name="P93"><text:span text:style-name="T101">El texto de la Ley modifica el artículo 534, de la sección III del capítulo 4º, título XIII del libro II del Código Penal. E</text:span><text:span text:style-name="T102">l Código Penal de 1995 mantiene los mismos tip</text:span><text:span text:style-name="T101">os </text:span><text:span text:style-name="T102">de</text:span><text:span text:style-name="T101"> artículos e</text:span><text:span text:style-name="T102">n</text:span><text:span text:style-name="T101"> los arts. 270 – 272, que conforman la </text:span><text:span text:style-name="T103">Sección 1ª (De los delitos relativos a la propiedad intelectual), del Capítulo XI (De los delitos relativos a la propiedad intelectual e industrial, al mercado y a los consumidores), del Título XIII (Delitos contra el patrimonio y contra el orden socioeconómico), del Libro II del Código Penal. Las últimas actualizaciones de esta sección corresponden al 31 </text:span><text:span text:style-name="T104">de marzo de </text:span><text:span text:style-name="T103">2015 (arts. 270 y 271). </text:span><text:span text:style-name="T105">El artículo 272 contiene disposiciones ya presentes en la Ley de 1987.</text:span></text:p></text:note-body></text:note></text:span><text:span text:style-name="T57"> d</text:span><text:span text:style-name="T58">el mismo</text:span><text:span text:style-name="T57">. </text:span><text:span text:style-name="T59">No hay uniformidad en la doctrina sobre si la protección penal aplica sólo a los derechos patrimoniales o también a los morales. </text:span><text:span text:style-name="T60">Davara entiende que aplica a ambos.</text:span></text:p>
      <text:p text:style-name="P137">La infracción de los derechos de propiedad intelectual</text:p>
      <text:p text:style-name="P123">E<text:span text:style-name="T142">n lo relativo a las infracciones de los derechos de propiedad intelectual, deben diferenciase a) las medidas encargadas de obtener el cese de la actividad ilítica, y b) las que tienen por objeto reparar el daño y obtener una indemnización por los perjuicios.</text:span></text:p>
      <text:p text:style-name="P119"><text:span text:style-name="T61">El Libro III de la Ley de Propiedad Intelectual contiene cuatro títulos, «Acciones y procedimientos», «El Registro de la Propiedad Intelectual», «Símbolos o indicaciones de la reserva de Derechos» y «Las entidades de gestión de los derechos reconocidos en la Ley», que r</text:span><text:span text:style-name="T62">efieren</text:span><text:span text:style-name="T61"> las acciones legítimas del perceptor de los derechos, así como una serie de medidas de salvaguardia para la protección de los derechos concedidos.</text:span></text:p>
      <text:p text:style-name="P136">A<text:span text:style-name="T143">cciones y procedimientos.</text:span></text:p>
      <text:p text:style-name="P124">E<text:span text:style-name="T144">l titular de los derechos puede instar al cese de la actividad ilícita sin perjuicio de otras acciones (tanto la suspensión como su reanudación, obligando a la retirada del comercio y destrucción de los ejemplares ilícitos).</text:span></text:p>
      <text:p text:style-name="P120"><text:span text:style-name="T63">También se pueden solicitar medidas cautelares, bien tras la infracción o en caso de «temor racional y fundado» de que se va a producir la infracción </text:span><text:soft-page-break/><text:span text:style-name="T63">(a discreción de la autoridad judicial). </text:span><text:span text:style-name="T64">Para estas medidas cautelares son competentes los Jueces de Primera Instancia y son consideradas por la Ley como de tramitación preferente.</text:span></text:p>
      <text:p text:style-name="P140"><text:span text:style-name="T147">Una breve referencia al </text:span><text:span text:style-name="T146">software</text:span><text:span text:style-name="T147"> libre</text:span></text:p>
      <text:p text:style-name="P125"><text:span text:style-name="T12">S</text:span><text:span text:style-name="T11">oftware</text:span><text:span text:style-name="T145"> libre:</text:span></text:p>
      <text:list xml:id="list1832527034" text:style-name="L6">
        <text:list-item>
          <text:p text:style-name="P111"><text:span text:style-name="T65">Libertad de copia y distribución → Ventajas indirectas para el autor (popularización, etc.).</text:span></text:p>
        </text:list-item>
        <text:list-item>
          <text:p text:style-name="P100">Ahorro en adquisición de licencias, etc.</text:p>
        </text:list-item>
        <text:list-item>
          <text:p text:style-name="P112"><text:span text:style-name="T67">Robustez por mejoras sucesivas y adaptación rápida, </text:span><text:span text:style-name="T66">posibilidad de modificación.</text:span></text:p>
        </text:list-item>
      </text:list>
      <text:list xml:id="list87490843" text:style-name="L8">
        <text:list-item>
          <text:p text:style-name="P113"><text:span text:style-name="T66">No hay garantías de soporte ni de funcionamiento.</text:span></text:p>
        </text:list-item>
        <text:list-item>
          <text:p text:style-name="P101">Mala compatibilidad.</text:p>
        </text:list-item>
        <text:list-item>
          <text:p text:style-name="P101">A veces, reservado a usuarios avanzados.</text:p>
        </text:list-item>
      </text:list>
      <text:p text:style-name="P121"><text:span text:style-name="T94">S</text:span><text:span text:style-name="T93">oftware</text:span><text:span text:style-name="T65"> propietario:</text:span></text:p>
      <text:list xml:id="list4094966472" text:style-name="L7">
        <text:list-item>
          <text:p text:style-name="P110"><text:span text:style-name="T65">G</text:span><text:span text:style-name="T68">arantías de soporte.</text:span></text:p>
        </text:list-item>
        <text:list-item>
          <text:p text:style-name="P115"><text:span text:style-name="T19">Garantías de funcionamiento (pruebas de control, etc.).</text:span></text:p>
        </text:list-item>
      </text:list>
      <text:list xml:id="list251065698" text:style-name="L9">
        <text:list-item>
          <text:p text:style-name="P116"><text:span text:style-name="T19">Coste elevado.</text:span></text:p>
        </text:list-item>
        <text:list-item>
          <text:p text:style-name="P117"><text:span text:style-name="T19">No se puede modificar</text:span></text:p>
        </text:list-item>
      </text:list>
      <text:p text:style-name="P141">El software libre en relación con la posible adopción de una Directiva sobre la patentabilidad de las invenciones implementadas en ordenador.</text:p>
      <text:p text:style-name="P126">S<text:span text:style-name="T148">e ha intentado sin éxito adoptar una Directiva sobre las invenciones implementadas en ordenador. En Estados Unidos se pueden patentar los programas de ordenador y los algoritmos, como venimos señalando. En Europa lo que se intenta es, en cambio, permitir patentar invenciones que requieran de soporte </text:span><text:span text:style-name="T13">software</text:span><text:span text:style-name="T148">. Una futura Directiva debe reflejar bien ese matiz.</text:span></text:p>
      <text:p text:style-name="P10">Una referencia a la protección jurídica de las topografías de los productos semiconductores</text:p>
      <text:p text:style-name="P127">L<text:span text:style-name="T149">os títulos de protección de «topografías de productos semiconductores» son la modalidad de propiedad industrial de más reciente aparición, se refieren a los circuitos integrados electrónicos (que sin ser </text:span><text:span text:style-name="T14">hardware </text:span><text:span text:style-name="T149">ni </text:span><text:span text:style-name="T14">software </text:span><text:span text:style-name="T149">propiamente, pueden contener y contienen en la práctica procedimientos de tratamiento de la información mediante desarrollos </text:span><text:span text:style-name="T14">software</text:span><text:span text:style-name="T149">), y se encuentran regulados en la Ley 1/1998, de 3 de mayo, de protección Jurídica de las Topografías de los productos semiconductores.</text:span></text:p>
      <text:p text:style-name="P129">Por topografía la Ley entiende</text:p>
      <text:p text:style-name="P144"><text:span text:style-name="T82">«</text:span><text:span text:style-name="T88">u</text:span><text:span text:style-name="T95">na serie de imágenes interconectadas, sea cual fuere la manera en que estén fijadas o codificadas: a) Que representen la estructura tridimensional de las capas que componen el producto semiconductor, b) en la cual cada imagen tenga la estructura o parte de la estructura de una de las superficies del producto semiconductor en cualquiera de sus fases de fabricación.</text:span></text:p>
      <text:p text:style-name="P142"/>
      <text:p text:style-name="P146"><text:span text:style-name="T89">(Ley de p</text:span><text:span text:style-name="T95">rotección jurídica de las topografías de productos semiconductores</text:span><text:span text:style-name="T89">, art. </text:span><text:span text:style-name="T95">1.2</text:span><text:span text:style-name="T89">)</text:span><text:span text:style-name="T82">»</text:span></text:p>
      <text:p text:style-name="P130">L<text:span text:style-name="T150">a protección que se persigue en este caso es la del diseño de esas topografías (y no el producto final).</text:span></text:p>
      <text:p text:style-name="P131">No se protege <text:span text:style-name="T152">tampoco</text:span> el programa que pueda contener. La Ley explícitamente los excluye:</text:p>
      <text:p text:style-name="P145"><text:span text:style-name="T82">«</text:span><text:span text:style-name="T88">L</text:span><text:span text:style-name="T96">a protección concedida a las topografías de productos semiconductores, contemplada en el artículo 2, sólo se aplicará a la topografía propiamente dicha con exclusión de cualquier otro concepto, procedimiento, sistema, técnica o información codificada incorporados en dicha topografía.</text:span></text:p>
      <text:p text:style-name="P143"><text:soft-page-break/></text:p>
      <text:p text:style-name="P147"><text:span text:style-name="T89">(Ley de p</text:span><text:span text:style-name="T95">rotección jurídica de las topografías de productos semiconductores</text:span><text:span text:style-name="T89">, art. </text:span><text:span text:style-name="T95">9</text:span><text:span text:style-name="T89">)</text:span><text:span text:style-name="T82">»</text:span></text:p>
      <text:p text:style-name="P132">D<text:span text:style-name="T151">e igual modo se expresa la Directiva Comunitaria de 16 de diciembre de 1986, sobre la protección jurídica de las topografías de los productos semiconductores (art. 8).</text:span></text:p>
      <text:p text:style-name="P133">Para que la topografía pueda ser benificiaria de los derechos, debe inscribirse en el registro de la Propiedad Industrial.</text:p>
      <text:p text:style-name="P10">Conclusión</text:p>
      <text:p text:style-name="P128">P<text:span text:style-name="T153">resentamos los siguientes como aspectos básicos del análisis que acabamos de realizar:</text:span></text:p>
      <text:list xml:id="list4047138323" text:style-name="L10">
        <text:list-item>
          <text:p text:style-name="P102">Se descarta el régimen de Propiedad Industrial como figura adecuada para la protección del <text:span text:style-name="T2">software</text:span>, no siendo patentables los programas de ordenador. Sin embargo, sí es patentable un procedimiento <text:span text:style-name="T154">en el que parte del mismo sea desarrollada por un programa de ordenador. Esta orientación ha seguido nuestra legislación, en consonancia con el Convenio de Münich.</text:span></text:p>
        </text:list-item>
        <text:list-item>
          <text:p text:style-name="P103">La protección jurídica del <text:span text:style-name="T2">software </text:span>se decanta hacia la figura jurídica de los derechos de autor, de acuerdo como la recoge el Convenio de Berna.</text:p>
        </text:list-item>
        <text:list-item>
          <text:p text:style-name="P103">La vigente Ley de Propiedad Intelectual y la Directiva 91/250/CEE, del Consejo, son los marcos bajo los que efectuar el estudio e interpretación de la protección y los derechos reconocidos a los creadores de <text:span text:style-name="T2">software</text:span>.</text:p>
        </text:list-item>
        <text:list-item>
          <text:p text:style-name="P103">En el área de la invención o la creación de elementos y procedimientos para su uso informático no se incluyen sólo <text:span text:style-name="T2">hardware </text:span>y <text:span text:style-name="T2">software</text:span>, sino también las «topografías de productos semiconductores».</text:p>
        </text:list-item>
      </text:list>
      <text:p text:style-name="P139">A<text:span text:style-name="T118">nexo: Referencias jurídicas</text:span></text:p>
      <text:list xml:id="list2066527610" text:style-name="L5">
        <text:list-item>
          <text:p text:style-name="P109"><text:span text:style-name="T36">Real Decreto de 24 de julio de 1889 por el que se publica el </text:span><text:span text:style-name="T73">C</text:span><text:span text:style-name="T74">ódigo Civil (Título IV, Capítulo III, de la propiedad intelectual)</text:span><text:span text:style-name="T36">.</text:span></text:p>
        </text:list-item>
        <text:list-item>
          <text:p text:style-name="P97"><text:span text:style-name="T106">Directiva 91/250/CEE</text:span> del Consejo, de 14 de mayo de 1991, <text:span text:style-name="T106">sobre la protección jurídica de programas de ordenador</text:span>.</text:p>
        </text:list-item>
        <text:list-item>
          <text:p text:style-name="P97"><text:span text:style-name="T106">Directiv</text:span><text:span text:style-name="T107">a</text:span><text:span text:style-name="T106"> 93/98/CEE</text:span> del Consejo, de 29 de octubre de 1993, relativa a <text:span text:style-name="T106">la armonización del plazo de protección del derecho de autor</text:span> y de determinados derechos afines.</text:p>
        </text:list-item>
        <text:list-item>
          <text:p text:style-name="P98">Ley 2/2019, de 1 de marzo, por la que se modifica el texto refundido de la <text:span text:style-name="T106">Ley de Propiedad Intelectual</text:span>, aprobado por el Real Decreto Legislativo 1/1996, de 12 de abril, y por el que se incorporan al ordenamiento jurídico español la Directiva 2014/26/UE del Parlamento Europeo y del Consejo, de 26 de febrero de 2014, y la Directiva (UE) 2017/1564 del Parlamento Europeo y del Consejo, de 13 de septiembre de 2017<text:note text:id="ftn6" text:note-class="footnote"><text:note-citation>7</text:note-citation><text:note-body><text:p text:style-name="P6">La Ley dedica el Título VII del Libro Primero a regular de forma específica algunas características del derecho de autor sobre los programas de ordenador.</text:p></text:note-body></text:note>.</text:p>
          <text:list>
            <text:list-item>
              <text:p text:style-name="P98"><text:span text:style-name="T119">(</text:span><text:span text:style-name="T106">Directiva 2014/26/UE</text:span> del Parlamento Europeo y del Consejo, de 26 de febrero de 2014 , <text:span text:style-name="T106">relativa a la gestión colectiva de los derechos de autor</text:span> y derechos afines y a la concesión de licencias multiterritoriales de derechos sobre obras musicales para su utilización en línea en el mercado interior<text:span text:style-name="T119">).</text:span></text:p>
            </text:list-item>
            <text:list-item>
              <text:p text:style-name="P98"><text:span text:style-name="T119">(</text:span><text:span text:style-name="T106">Directiva (UE) 2017/1564</text:span> del Parlamento Europeo y del Consejo, de 13 de septiembre de 2017, <text:span text:style-name="T106">sobre ciertos usos permitidos de determinadas obras y otras prestaciones protegidas por derechos de autor</text:span> y derechos afines en favor de personas ciegas, con discapacidad visual o con otras dificultades para acceder a textos impresos, y por la que se modifica la <text:span text:style-name="T106">Directiva 2001/29/CE relativa a la armonización de </text:span><text:soft-page-break/><text:span text:style-name="T106">determinados aspectos de los derechos de autor</text:span> y derechos afines a los derechos de autor en la sociedad de la información<text:span text:style-name="T119">).</text:span></text:p>
            </text:list-item>
          </text:list>
        </text:list-item>
        <text:list-item>
          <text:p text:style-name="P99">Convenio de Bern<text:span text:style-name="T155">a </text:span>para la Protección de las Obras Literarias y Artísticas.</text:p>
        </text:list-item>
        <text:list-item>
          <text:p text:style-name="P99"><text:span text:style-name="T149">Ley 1/1998, de 3 de mayo, de protección Jurídica de las Topografías de los productos semiconductores.</text:span></text:p>
        </text:list-item>
      </text:list>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face style:name="Garamond" svg:font-family="Garamond" style:font-family-generic="roman"/>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81cm" fo:margin-bottom="3.81cm" fo:margin-left="3.81cm" fo:margin-right="3.8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7T12:19:04.134000000</meta:creation-date>
    <meta:generator>LibreOffice/6.3.2.2$Windows_X86_64 LibreOffice_project/98b30e735bda24bc04ab42594c85f7fd8be07b9c</meta:generator>
    <meta:editing-duration>PT19H3M7S</meta:editing-duration>
    <meta:editing-cycles>150</meta:editing-cycles>
    <dc:title>Samuel por defecto</dc:title>
    <dc:date>2019-10-15T10:02:36.929000000</dc:date>
    <meta:document-statistic meta:table-count="0" meta:image-count="0" meta:object-count="0" meta:page-count="23" meta:paragraph-count="195" meta:word-count="4744" meta:character-count="29562" meta:non-whitespace-character-count="25030"/>
    <meta:template xlink:type="simple" xlink:actuate="onRequest" xlink:title="Samuel por defecto" xlink:href="file:///C:/Users/Platón/AppData/Roaming/LibreOffice/4/user/template/Samuel%20por%20defecto.ott" meta:date="2019-10-07T12:19:02.133000000"/>
  </office:meta>
</office:document-meta>
</file>